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7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8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1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2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3">
      <style:paragraph-properties fo:margin-top="0cm" fo:margin-bottom="0cm" style:contextual-spacing="false"/>
    </style:style>
    <style:style style:name="P46" style:family="paragraph" style:parent-style-name="Text_20_body" style:list-style-name="L24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5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6"/>
    <style:style style:name="P51" style:family="paragraph" style:parent-style-name="Text_20_body" style:list-style-name="L27">
      <style:paragraph-properties fo:margin-top="0cm" fo:margin-bottom="0cm" style:contextual-spacing="false"/>
    </style:style>
    <style:style style:name="P52" style:family="paragraph" style:parent-style-name="Text_20_body" style:list-style-name="L27"/>
    <style:style style:name="P53" style:family="paragraph" style:parent-style-name="Text_20_body" style:list-style-name="L28"/>
    <style:style style:name="P54" style:family="paragraph" style:parent-style-name="Text_20_body" style:list-style-name="L29"/>
    <style:style style:name="P55" style:family="paragraph" style:parent-style-name="Text_20_body" style:list-style-name="L30"/>
    <style:style style:name="P56" style:family="paragraph" style:parent-style-name="Quotations" style:list-style-name="L31">
      <style:paragraph-properties fo:margin-top="0cm" fo:margin-bottom="0cm" style:contextual-spacing="false"/>
    </style:style>
    <style:style style:name="P57" style:family="paragraph" style:parent-style-name="Quotations" style:list-style-name="L31"/>
    <style:style style:name="P58" style:family="paragraph" style:parent-style-name="Quotations" style:list-style-name="L32">
      <style:paragraph-properties fo:margin-top="0cm" fo:margin-bottom="0cm" style:contextual-spacing="false"/>
    </style:style>
    <style:style style:name="P59" style:family="paragraph" style:parent-style-name="Quotations" style:list-style-name="L32"/>
    <style:style style:name="P60" style:family="paragraph" style:parent-style-name="Text_20_body" style:list-style-name="L33">
      <style:paragraph-properties fo:margin-top="0cm" fo:margin-bottom="0cm" style:contextual-spacing="false"/>
    </style:style>
    <style:style style:name="P61" style:family="paragraph" style:parent-style-name="Text_20_body" style:list-style-name="L33"/>
    <style:style style:name="P62" style:family="paragraph" style:parent-style-name="Text_20_body" style:list-style-name="L34">
      <style:paragraph-properties fo:margin-top="0cm" fo:margin-bottom="0cm" style:contextual-spacing="false"/>
    </style:style>
    <style:style style:name="P63" style:family="paragraph" style:parent-style-name="Text_20_body" style:list-style-name="L34"/>
    <style:style style:name="P64" style:family="paragraph" style:parent-style-name="Text_20_body" style:list-style-name="L35"/>
    <style:style style:name="P65" style:family="paragraph" style:parent-style-name="Text_20_body" style:list-style-name="L36"/>
    <style:style style:name="P66" style:family="paragraph" style:parent-style-name="Text_20_body" style:list-style-name="L37"/>
    <style:style style:name="P67" style:family="paragraph" style:parent-style-name="Text_20_body" style:list-style-name="L38">
      <style:paragraph-properties fo:margin-top="0cm" fo:margin-bottom="0cm" style:contextual-spacing="false"/>
    </style:style>
    <style:style style:name="P68" style:family="paragraph" style:parent-style-name="Text_20_body" style:list-style-name="L38"/>
    <style:style style:name="P69" style:family="paragraph" style:parent-style-name="Text_20_body" style:list-style-name="L39">
      <style:paragraph-properties fo:margin-top="0cm" fo:margin-bottom="0cm" style:contextual-spacing="false"/>
    </style:style>
    <style:style style:name="P70" style:family="paragraph" style:parent-style-name="Text_20_body" style:list-style-name="L39"/>
    <style:style style:name="P71" style:family="paragraph" style:parent-style-name="Text_20_body" style:list-style-name="L40">
      <style:paragraph-properties fo:margin-top="0cm" fo:margin-bottom="0cm" style:contextual-spacing="false"/>
    </style:style>
    <style:style style:name="P72" style:family="paragraph" style:parent-style-name="Text_20_body" style:list-style-name="L40"/>
    <style:style style:name="P73" style:family="paragraph" style:parent-style-name="Text_20_body" style:list-style-name="L41">
      <style:paragraph-properties fo:margin-top="0cm" fo:margin-bottom="0cm" style:contextual-spacing="false"/>
    </style:style>
    <style:style style:name="P74" style:family="paragraph" style:parent-style-name="Text_20_body" style:list-style-name="L41"/>
    <style:style style:name="P75" style:family="paragraph" style:parent-style-name="Text_20_body" style:list-style-name="L42">
      <style:paragraph-properties fo:margin-top="0cm" fo:margin-bottom="0cm" style:contextual-spacing="false"/>
    </style:style>
    <style:style style:name="P76" style:family="paragraph" style:parent-style-name="Text_20_body" style:list-style-name="L42"/>
    <style:style style:name="P77" style:family="paragraph" style:parent-style-name="Text_20_body" style:list-style-name="L43">
      <style:paragraph-properties fo:margin-top="0cm" fo:margin-bottom="0cm" style:contextual-spacing="false"/>
    </style:style>
    <style:style style:name="P78" style:family="paragraph" style:parent-style-name="Text_20_body" style:list-style-name="L43"/>
    <style:style style:name="P79" style:family="paragraph" style:parent-style-name="Text_20_body" style:list-style-name="L44">
      <style:paragraph-properties fo:margin-top="0cm" fo:margin-bottom="0cm" style:contextual-spacing="false"/>
    </style:style>
    <style:style style:name="P80" style:family="paragraph" style:parent-style-name="Text_20_body" style:list-style-name="L44"/>
    <style:style style:name="P81" style:family="paragraph" style:parent-style-name="Text_20_body" style:list-style-name="L45">
      <style:paragraph-properties fo:margin-top="0cm" fo:margin-bottom="0cm" style:contextual-spacing="false"/>
    </style:style>
    <style:style style:name="P82" style:family="paragraph" style:parent-style-name="Text_20_body" style:list-style-name="L45"/>
    <style:style style:name="P83" style:family="paragraph" style:parent-style-name="Text_20_body" style:list-style-name="L46">
      <style:paragraph-properties fo:margin-top="0cm" fo:margin-bottom="0cm" style:contextual-spacing="false"/>
    </style:style>
    <style:style style:name="P84" style:family="paragraph" style:parent-style-name="Text_20_body" style:list-style-name="L46"/>
    <style:style style:name="P85" style:family="paragraph" style:parent-style-name="Text_20_body" style:list-style-name="L47">
      <style:paragraph-properties fo:margin-top="0cm" fo:margin-bottom="0cm" style:contextual-spacing="false"/>
    </style:style>
    <style:style style:name="P86" style:family="paragraph" style:parent-style-name="Text_20_body" style:list-style-name="L47"/>
    <style:style style:name="P87" style:family="paragraph" style:parent-style-name="Text_20_body" style:list-style-name="L48">
      <style:paragraph-properties fo:margin-top="0cm" fo:margin-bottom="0cm" style:contextual-spacing="false"/>
    </style:style>
    <style:style style:name="P88" style:family="paragraph" style:parent-style-name="Text_20_body" style:list-style-name="L48"/>
    <style:style style:name="P89" style:family="paragraph" style:parent-style-name="Text_20_body" style:list-style-name="L49"/>
    <style:style style:name="P90" style:family="paragraph" style:parent-style-name="Text_20_body" style:list-style-name="L50"/>
    <style:style style:name="P91" style:family="paragraph" style:parent-style-name="Text_20_body" style:list-style-name="L51">
      <style:paragraph-properties fo:margin-top="0cm" fo:margin-bottom="0cm" style:contextual-spacing="false"/>
    </style:style>
    <style:style style:name="P92" style:family="paragraph" style:parent-style-name="Text_20_body" style:list-style-name="L51"/>
    <style:style style:name="P93" style:family="paragraph" style:parent-style-name="Text_20_body" style:list-style-name="L52">
      <style:paragraph-properties fo:margin-top="0cm" fo:margin-bottom="0cm" style:contextual-spacing="false"/>
    </style:style>
    <style:style style:name="P94" style:family="paragraph" style:parent-style-name="Text_20_body" style:list-style-name="L52"/>
    <style:style style:name="P95" style:family="paragraph" style:parent-style-name="Quotations" style:list-style-name="L53">
      <style:paragraph-properties fo:margin-top="0cm" fo:margin-bottom="0cm" style:contextual-spacing="false"/>
    </style:style>
    <style:style style:name="P96" style:family="paragraph" style:parent-style-name="Quotations" style:list-style-name="L53"/>
    <style:style style:name="P97" style:family="paragraph" style:parent-style-name="Text_20_body" style:list-style-name="L54">
      <style:paragraph-properties fo:margin-top="0cm" fo:margin-bottom="0cm" style:contextual-spacing="false"/>
    </style:style>
    <style:style style:name="P98" style:family="paragraph" style:parent-style-name="Text_20_body" style:list-style-name="L54"/>
    <style:style style:name="P99" style:family="paragraph" style:parent-style-name="Quotations" style:list-style-name="L55">
      <style:paragraph-properties fo:margin-top="0cm" fo:margin-bottom="0cm" style:contextual-spacing="false"/>
    </style:style>
    <style:style style:name="P100" style:family="paragraph" style:parent-style-name="Quotations" style:list-style-name="L55"/>
    <style:style style:name="P101" style:family="paragraph" style:parent-style-name="Text_20_body" style:list-style-name="L56">
      <style:paragraph-properties fo:margin-top="0cm" fo:margin-bottom="0cm" style:contextual-spacing="false"/>
    </style:style>
    <style:style style:name="P102" style:family="paragraph" style:parent-style-name="Text_20_body" style:list-style-name="L56"/>
    <style:style style:name="P103" style:family="paragraph" style:parent-style-name="Text_20_body" style:list-style-name="L57"/>
    <style:style style:name="P104" style:family="paragraph" style:parent-style-name="Text_20_body" style:list-style-name="L57">
      <style:paragraph-properties fo:margin-top="0cm" fo:margin-bottom="0cm" style:contextual-spacing="false"/>
    </style:style>
    <style:style style:name="P105" style:family="paragraph" style:parent-style-name="Text_20_body" style:list-style-name="L58"/>
    <style:style style:name="P106" style:family="paragraph" style:parent-style-name="Text_20_body" style:list-style-name="L59"/>
    <style:style style:name="P107" style:family="paragraph" style:parent-style-name="Quotations" style:list-style-name="L59"/>
    <style:style style:name="P108" style:family="paragraph" style:parent-style-name="Text_20_body" style:list-style-name="L59">
      <style:paragraph-properties fo:margin-top="0cm" fo:margin-bottom="0cm" style:contextual-spacing="false"/>
    </style:style>
    <style:style style:name="P109" style:family="paragraph" style:parent-style-name="Text_20_body" style:list-style-name="L60">
      <style:paragraph-properties fo:margin-top="0cm" fo:margin-bottom="0cm" style:contextual-spacing="false"/>
    </style:style>
    <style:style style:name="P110" style:family="paragraph" style:parent-style-name="Text_20_body" style:list-style-name="L60"/>
    <style:style style:name="P111" style:family="paragraph" style:parent-style-name="Quotations" style:list-style-name="L61">
      <style:paragraph-properties fo:margin-top="0cm" fo:margin-bottom="0cm" style:contextual-spacing="false"/>
    </style:style>
    <style:style style:name="P112" style:family="paragraph" style:parent-style-name="Quotations" style:list-style-name="L61"/>
    <style:style style:name="P113" style:family="paragraph" style:parent-style-name="Text_20_body" style:list-style-name="L62">
      <style:paragraph-properties fo:margin-top="0cm" fo:margin-bottom="0cm" style:contextual-spacing="false"/>
    </style:style>
    <style:style style:name="P114" style:family="paragraph" style:parent-style-name="Text_20_body" style:list-style-name="L62"/>
    <style:style style:name="P115" style:family="paragraph" style:parent-style-name="Text_20_body" style:list-style-name="L63">
      <style:paragraph-properties fo:margin-top="0cm" fo:margin-bottom="0cm" style:contextual-spacing="false"/>
    </style:style>
    <style:style style:name="P116" style:family="paragraph" style:parent-style-name="Text_20_body" style:list-style-name="L63"/>
    <style:style style:name="P117" style:family="paragraph" style:parent-style-name="Text_20_body" style:list-style-name="L64">
      <style:paragraph-properties fo:margin-top="0cm" fo:margin-bottom="0cm" style:contextual-spacing="false"/>
    </style:style>
    <style:style style:name="P118" style:family="paragraph" style:parent-style-name="Text_20_body" style:list-style-name="L64"/>
    <style:style style:name="P119" style:family="paragraph" style:parent-style-name="Text_20_body" style:list-style-name="L65"/>
    <style:style style:name="P120" style:family="paragraph" style:parent-style-name="Text_20_body" style:list-style-name="L66">
      <style:paragraph-properties fo:margin-top="0cm" fo:margin-bottom="0cm" style:contextual-spacing="false"/>
    </style:style>
    <style:style style:name="P121" style:family="paragraph" style:parent-style-name="Text_20_body" style:list-style-name="L66"/>
    <style:style style:name="P122" style:family="paragraph" style:parent-style-name="Text_20_body" style:list-style-name="L67">
      <style:paragraph-properties fo:margin-top="0cm" fo:margin-bottom="0cm" style:contextual-spacing="false"/>
    </style:style>
    <style:style style:name="P123" style:family="paragraph" style:parent-style-name="Text_20_body" style:list-style-name="L67"/>
    <style:style style:name="P124" style:family="paragraph" style:parent-style-name="Text_20_body" style:list-style-name="L68">
      <style:paragraph-properties fo:margin-top="0cm" fo:margin-bottom="0cm" style:contextual-spacing="false"/>
    </style:style>
    <style:style style:name="P125" style:family="paragraph" style:parent-style-name="Text_20_body" style:list-style-name="L68"/>
    <style:style style:name="P126" style:family="paragraph" style:parent-style-name="Text_20_body" style:list-style-name="L69"/>
    <style:style style:name="P127" style:family="paragraph" style:parent-style-name="Text_20_body" style:list-style-name="L70">
      <style:paragraph-properties fo:margin-top="0cm" fo:margin-bottom="0cm" style:contextual-spacing="false"/>
    </style:style>
    <style:style style:name="P128" style:family="paragraph" style:parent-style-name="Text_20_body" style:list-style-name="L70"/>
    <style:style style:name="P129" style:family="paragraph" style:parent-style-name="Text_20_body" style:list-style-name="L71">
      <style:paragraph-properties fo:margin-top="0cm" fo:margin-bottom="0cm" style:contextual-spacing="false"/>
    </style:style>
    <style:style style:name="P130" style:family="paragraph" style:parent-style-name="Text_20_body" style:list-style-name="L71"/>
    <style:style style:name="P131" style:family="paragraph" style:parent-style-name="Text_20_body" style:list-style-name="L72"/>
    <style:style style:name="P132" style:family="paragraph" style:parent-style-name="Text_20_body" style:list-style-name="L73">
      <style:paragraph-properties fo:margin-top="0cm" fo:margin-bottom="0cm" style:contextual-spacing="false"/>
    </style:style>
    <style:style style:name="P133" style:family="paragraph" style:parent-style-name="Text_20_body" style:list-style-name="L73"/>
    <style:style style:name="P134" style:family="paragraph" style:parent-style-name="Text_20_body" style:list-style-name="L74">
      <style:paragraph-properties fo:margin-top="0cm" fo:margin-bottom="0cm" style:contextual-spacing="false"/>
    </style:style>
    <style:style style:name="P135" style:family="paragraph" style:parent-style-name="Text_20_body" style:list-style-name="L74"/>
    <style:style style:name="P136" style:family="paragraph" style:parent-style-name="Text_20_body" style:list-style-name="L75"/>
    <style:style style:name="P137" style:family="paragraph" style:parent-style-name="Text_20_body" style:list-style-name="L76"/>
    <style:style style:name="P138" style:family="paragraph" style:parent-style-name="Text_20_body" style:list-style-name="L76">
      <style:paragraph-properties fo:margin-top="0cm" fo:margin-bottom="0cm" style:contextual-spacing="false"/>
    </style:style>
    <style:style style:name="P139" style:family="paragraph" style:parent-style-name="Text_20_body" style:list-style-name="L77">
      <style:paragraph-properties fo:margin-top="0cm" fo:margin-bottom="0cm" style:contextual-spacing="false"/>
    </style:style>
    <style:style style:name="P140" style:family="paragraph" style:parent-style-name="Text_20_body" style:list-style-name="L77"/>
    <style:style style:name="P141" style:family="paragraph" style:parent-style-name="Text_20_body" style:list-style-name="L78">
      <style:paragraph-properties fo:margin-top="0cm" fo:margin-bottom="0cm" style:contextual-spacing="false"/>
    </style:style>
    <style:style style:name="P142" style:family="paragraph" style:parent-style-name="Text_20_body" style:list-style-name="L78"/>
    <style:style style:name="P143" style:family="paragraph" style:parent-style-name="Text_20_body" style:list-style-name="L79">
      <style:paragraph-properties fo:margin-top="0cm" fo:margin-bottom="0cm" style:contextual-spacing="false"/>
    </style:style>
    <style:style style:name="P144" style:family="paragraph" style:parent-style-name="Text_20_body" style:list-style-name="L79"/>
    <style:style style:name="P145" style:family="paragraph" style:parent-style-name="Text_20_body" style:list-style-name="L80">
      <style:paragraph-properties fo:margin-top="0cm" fo:margin-bottom="0cm" style:contextual-spacing="false"/>
    </style:style>
    <style:style style:name="P146" style:family="paragraph" style:parent-style-name="Text_20_body" style:list-style-name="L80"/>
    <style:style style:name="P147" style:family="paragraph" style:parent-style-name="Text_20_body" style:list-style-name="L81">
      <style:paragraph-properties fo:margin-top="0cm" fo:margin-bottom="0cm" style:contextual-spacing="false"/>
    </style:style>
    <style:style style:name="P148" style:family="paragraph" style:parent-style-name="Text_20_body" style:list-style-name="L81"/>
    <style:style style:name="P149" style:family="paragraph" style:parent-style-name="Text_20_body" style:list-style-name="L82">
      <style:paragraph-properties fo:margin-top="0cm" fo:margin-bottom="0cm" style:contextual-spacing="false"/>
    </style:style>
    <style:style style:name="P150" style:family="paragraph" style:parent-style-name="Text_20_body" style:list-style-name="L82"/>
    <style:style style:name="P151" style:family="paragraph" style:parent-style-name="Quotations" style:list-style-name="L83">
      <style:paragraph-properties fo:margin-top="0cm" fo:margin-bottom="0cm" style:contextual-spacing="false"/>
    </style:style>
    <style:style style:name="P152" style:family="paragraph" style:parent-style-name="Quotations" style:list-style-name="L83"/>
    <style:style style:name="P153" style:family="paragraph" style:parent-style-name="Text_20_body" style:list-style-name="L84">
      <style:paragraph-properties fo:margin-top="0cm" fo:margin-bottom="0cm" style:contextual-spacing="false"/>
    </style:style>
    <style:style style:name="P154" style:family="paragraph" style:parent-style-name="Text_20_body" style:list-style-name="L84"/>
    <style:style style:name="P155" style:family="paragraph" style:parent-style-name="Text_20_body" style:list-style-name="L85">
      <style:paragraph-properties fo:margin-top="0cm" fo:margin-bottom="0cm" style:contextual-spacing="false"/>
    </style:style>
    <style:style style:name="P156" style:family="paragraph" style:parent-style-name="Text_20_body" style:list-style-name="L85"/>
    <style:style style:name="P157" style:family="paragraph" style:parent-style-name="Text_20_body" style:list-style-name="L86">
      <style:paragraph-properties fo:margin-top="0cm" fo:margin-bottom="0cm" style:contextual-spacing="false"/>
    </style:style>
    <style:style style:name="P158" style:family="paragraph" style:parent-style-name="Text_20_body" style:list-style-name="L86"/>
    <style:style style:name="P159" style:family="paragraph" style:parent-style-name="Text_20_body" style:list-style-name="L87"/>
    <style:style style:name="P160" style:family="paragraph" style:parent-style-name="Text_20_body" style:list-style-name="L88">
      <style:paragraph-properties fo:margin-top="0cm" fo:margin-bottom="0cm" style:contextual-spacing="false"/>
    </style:style>
    <style:style style:name="P161" style:family="paragraph" style:parent-style-name="Text_20_body" style:list-style-name="L88"/>
    <style:style style:name="P162" style:family="paragraph" style:parent-style-name="Text_20_body" style:list-style-name="L89">
      <style:paragraph-properties fo:margin-top="0cm" fo:margin-bottom="0cm" style:contextual-spacing="false"/>
    </style:style>
    <style:style style:name="P163" style:family="paragraph" style:parent-style-name="Text_20_body" style:list-style-name="L89"/>
    <style:style style:name="P164" style:family="paragraph" style:parent-style-name="Text_20_body" style:list-style-name="L90">
      <style:paragraph-properties fo:margin-top="0cm" fo:margin-bottom="0cm" style:contextual-spacing="false"/>
    </style:style>
    <style:style style:name="P165" style:family="paragraph" style:parent-style-name="Text_20_body" style:list-style-name="L90"/>
    <style:style style:name="P166" style:family="paragraph" style:parent-style-name="Text_20_body" style:list-style-name="L91">
      <style:paragraph-properties fo:margin-top="0cm" fo:margin-bottom="0cm" style:contextual-spacing="false"/>
    </style:style>
    <style:style style:name="P167" style:family="paragraph" style:parent-style-name="Text_20_body" style:list-style-name="L91"/>
    <style:style style:name="P168" style:family="paragraph" style:parent-style-name="Text_20_body" style:list-style-name="L92">
      <style:paragraph-properties fo:margin-top="0cm" fo:margin-bottom="0cm" style:contextual-spacing="false"/>
    </style:style>
    <style:style style:name="P169" style:family="paragraph" style:parent-style-name="Text_20_body" style:list-style-name="L92"/>
    <style:style style:name="P170" style:family="paragraph" style:parent-style-name="Text_20_body" style:list-style-name="L93"/>
    <style:style style:name="P171" style:family="paragraph" style:parent-style-name="Text_20_body" style:list-style-name="L93">
      <style:paragraph-properties fo:margin-top="0cm" fo:margin-bottom="0cm" style:contextual-spacing="false"/>
    </style:style>
    <style:style style:name="P172" style:family="paragraph" style:parent-style-name="Text_20_body" style:list-style-name="L94"/>
    <style:style style:name="P173" style:family="paragraph" style:parent-style-name="Text_20_body" style:list-style-name="L95">
      <style:paragraph-properties fo:margin-top="0cm" fo:margin-bottom="0cm" style:contextual-spacing="false"/>
    </style:style>
    <style:style style:name="P174" style:family="paragraph" style:parent-style-name="Text_20_body" style:list-style-name="L95"/>
    <style:style style:name="P175" style:family="paragraph" style:parent-style-name="Text_20_body" style:list-style-name="L96">
      <style:paragraph-properties fo:margin-top="0cm" fo:margin-bottom="0cm" style:contextual-spacing="false"/>
    </style:style>
    <style:style style:name="P176" style:family="paragraph" style:parent-style-name="Text_20_body" style:list-style-name="L96"/>
    <style:style style:name="P177" style:family="paragraph" style:parent-style-name="Text_20_body" style:list-style-name="L97"/>
    <style:style style:name="P178" style:family="paragraph" style:parent-style-name="Text_20_body" style:list-style-name="L98"/>
    <style:style style:name="P179" style:family="paragraph" style:parent-style-name="Text_20_body" style:list-style-name="L99"/>
    <style:style style:name="P180" style:family="paragraph" style:parent-style-name="Text_20_body" style:list-style-name="L99">
      <style:paragraph-properties fo:margin-top="0cm" fo:margin-bottom="0cm" style:contextual-spacing="false"/>
    </style:style>
    <style:style style:name="P181" style:family="paragraph" style:parent-style-name="Text_20_body" style:list-style-name="L100">
      <style:paragraph-properties fo:margin-top="0cm" fo:margin-bottom="0cm" style:contextual-spacing="false"/>
    </style:style>
    <style:style style:name="P182" style:family="paragraph" style:parent-style-name="Text_20_body" style:list-style-name="L100"/>
    <style:style style:name="P183" style:family="paragraph" style:parent-style-name="Text_20_body" style:list-style-name="L101">
      <style:paragraph-properties fo:margin-top="0cm" fo:margin-bottom="0cm" style:contextual-spacing="false"/>
    </style:style>
    <style:style style:name="P184" style:family="paragraph" style:parent-style-name="Text_20_body" style:list-style-name="L101"/>
    <style:style style:name="P185" style:family="paragraph" style:parent-style-name="Text_20_body" style:list-style-name="L102"/>
    <style:style style:name="P186" style:family="paragraph" style:parent-style-name="Text_20_body" style:list-style-name="L103"/>
    <style:style style:name="P187" style:family="paragraph" style:parent-style-name="Text_20_body" style:list-style-name="L103">
      <style:paragraph-properties fo:margin-top="0cm" fo:margin-bottom="0cm" style:contextual-spacing="false"/>
    </style:style>
    <style:style style:name="P188" style:family="paragraph" style:parent-style-name="Text_20_body" style:list-style-name="L104">
      <style:paragraph-properties fo:margin-top="0cm" fo:margin-bottom="0cm" style:contextual-spacing="false"/>
    </style:style>
    <style:style style:name="P189" style:family="paragraph" style:parent-style-name="Text_20_body" style:list-style-name="L104"/>
    <style:style style:name="P190" style:family="paragraph" style:parent-style-name="Text_20_body" style:list-style-name="L105">
      <style:paragraph-properties fo:margin-top="0cm" fo:margin-bottom="0cm" style:contextual-spacing="false"/>
    </style:style>
    <style:style style:name="P191" style:family="paragraph" style:parent-style-name="Text_20_body" style:list-style-name="L105"/>
    <style:style style:name="P192" style:family="paragraph" style:parent-style-name="Text_20_body" style:list-style-name="L106">
      <style:paragraph-properties fo:margin-top="0cm" fo:margin-bottom="0cm" style:contextual-spacing="false"/>
    </style:style>
    <style:style style:name="P193" style:family="paragraph" style:parent-style-name="Text_20_body" style:list-style-name="L10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Попробую разобрать это по шагам и опираться на твой критерий: никакой явной логической противоречивости в базовой картине мира.</text:p>
      <text:h text:style-name="Heading_20_2" text:outline-level="2">1. Детерминизм как «базовая» картина</text:h>
      <text:p text:style-name="Text_20_body">Если мир в основании детерминирован, то:</text:p>
      <text:list text:style-name="L1">
        <text:list-item>
          <text:p text:style-name="P1">Каждому состоянию мира в момент времени t однозначно соответствует состояние в момент t+Δt. </text:p>
        </text:list-item>
        <text:list-item>
          <text:p text:style-name="P2">«Случайность» возникает только эпистемически: как следствие незнания точных начальных условий или законов, либо фундаментально недоступных (скрытые параметры, вычислительные ограничения, теорема Кольмогорова о алгоритмической сложности и т.п.). </text:p>
        </text:list-item>
      </text:list>
      <text:p text:style-name="Text_20_body">В такой схеме:</text:p>
      <text:list text:style-name="L2">
        <text:list-item>
          <text:p text:style-name="P3"><text:span text:style-name="Strong_20_Emphasis">Онтологической случайности нет</text:span>, она сводится к незнанию. </text:p>
        </text:list-item>
        <text:list-item>
          <text:p text:style-name="P4"><text:span text:style-name="Strong_20_Emphasis">Статистика и вероятности</text:span> – не свойства мира как такового, а наш инструмент описания. </text:p>
        </text:list-item>
      </text:list>
      <text:p text:style-name="Text_20_body">Этот подход логически довольно чист: источник определенности – законы, а «случайность» – просто мера нашего невежества. Ты это уже хорошо обозначил.</text:p>
      <text:h text:style-name="Heading_20_2" text:outline-level="2">2. Мир, основанный на случайности: откуда берётся «рандом»?</text:h>
      <text:p text:style-name="Text_20_body">Если в основание мира положить случайность, приходится ответить на вопрос: что является <text:span text:style-name="Strong_20_Emphasis">порождающим механизмом</text:span> случайности?</text:p>
      <text:p text:style-name="Text_20_body">Есть несколько теоретических вариантов.</text:p>
      <text:h text:style-name="Heading_20_3" text:outline-level="3">2.1. Внешний источник (мир не замкнут)</text:h>
      <text:p text:style-name="Text_20_body">Ты уже отметил это:</text:p>
      <text:list text:style-name="L3">
        <text:list-item>
          <text:p text:style-name="P5">Если мир – это вычисление (в духе Рулиады Вольфрама или любой клеточный автомат), то «истинная» случайность не может появиться <text:span text:style-name="Emphasis">изнутри</text:span> строго детерминированного автомата. </text:p>
        </text:list-item>
        <text:list-item>
          <text:p text:style-name="P5">Тогда настоящий рандом либо: </text:p>
          <text:list>
            <text:list-item>
              <text:p text:style-name="P5">подмешивается «снаружи» (мир не замкнут), </text:p>
            </text:list-item>
            <text:list-item>
              <text:p text:style-name="P6">либо вообще не существует, а то, что мы называем «случайностью», есть псевдослучайность (детерминизм с очень сложной динамикой). </text:p>
            </text:list-item>
          </text:list>
        </text:list-item>
      </text:list>
      <text:p text:style-name="Text_20_body">Если рандом внешен, то логическая картина такая:</text:p>
      <text:list text:style-name="L4">
        <text:list-item>
          <text:p text:style-name="P7">Мир = детерминированная система + внешние «инъекции» случайности. </text:p>
        </text:list-item>
        <text:list-item>
          <text:p text:style-name="P8">Но тогда <text:span text:style-name="Emphasis">сама</text:span> внешняя среда должна иметь объяснение: либо она детерминирована и просто сложна, либо в ней есть свои источники онтологической случайности – и проблема просто переносится на уровень выше. </text:p>
        </text:list-item>
      </text:list>
      <text:h text:style-name="Heading_20_3" text:outline-level="3"><text:soft-page-break/>2.2. Внутренняя случайность как базовая аксиома</text:h>
      <text:p text:style-name="Text_20_body">Второй вариант: признать случайность онтологически фундаментальной. Например:</text:p>
      <text:list text:style-name="L5">
        <text:list-item>
          <text:p text:style-name="P9">Событие A имеет вероятности p_i перехода в состояния B_i. </text:p>
        </text:list-item>
        <text:list-item>
          <text:p text:style-name="P10">Эти вероятности не выводятся из более глубоких законов, а <text:span text:style-name="Strong_20_Emphasis">постулируются</text:span>. </text:p>
        </text:list-item>
      </text:list>
      <text:p text:style-name="Text_20_body">Типичный пример такой логики – <text:span text:style-name="Strong_20_Emphasis">интерпретации квантовой механики с коллапсом волновой функции</text:span> (Копенгагенская и т.п.): вероятности Бора/Борна не объясняются, а принимаются как фундаментальный закон.</text:p>
      <text:p text:style-name="Text_20_body">Здесь рандом – <text:span text:style-name="Strong_20_Emphasis">не производный, а первичный</text:span>. Он логически непротиворечив, если:</text:p>
      <text:list text:style-name="L6">
        <text:list-item>
          <text:p text:style-name="P11">аксиоматика вероятностей согласована, </text:p>
        </text:list-item>
        <text:list-item>
          <text:p text:style-name="P12">и правила эволюции состояний не приводят к логическим циклам (типа «состояние и не-состояние одновременно»). </text:p>
        </text:list-item>
      </text:list>
      <text:p text:style-name="Text_20_body">Но тогда ты оказываешься в мире, где:</text:p>
      <text:list text:style-name="L7">
        <text:list-item>
          <text:p text:style-name="P13">Одни и те же начальные условия могут приводить к разным исходам с определёнными вероятностями. </text:p>
        </text:list-item>
        <text:list-item>
          <text:p text:style-name="P14">И <text:span text:style-name="Emphasis">нет</text:span> «глубинной причины», <text:span text:style-name="Emphasis">почему именно так</text:span>, кроме: «так устроены законы». </text:p>
        </text:list-item>
      </text:list>
      <text:p text:style-name="Text_20_body">Для многих философов это выглядит как <text:span text:style-name="Strong_20_Emphasis">онтологическое “чудо без причины”</text:span>, но не логическое противоречие. Это важное различие: это может быть метафизически неудобно, но логически допустимо.</text:p>
      <text:h text:style-name="Heading_20_2" text:outline-level="2">3. Может ли истинная случайность порождать детерминизм на макроуровне?</text:h>
      <text:p text:style-name="Text_20_body">Ты склоняешься к тому, что нет, и интуитивно это понятно: хаос, принцип чувствительности к начальным условиям, усиление флуктуаций и т.д. Но здесь есть несколько уровней.</text:p>
      <text:h text:style-name="Heading_20_3" text:outline-level="3">3.1. Детерминизм из вероятности статистически (классический пример: термодинамика)</text:h>
      <text:p text:style-name="Text_20_body">Представим мир, в котором:</text:p>
      <text:list text:style-name="L8">
        <text:list-item>
          <text:p text:style-name="P15">на микроуровне события происходят <text:span text:style-name="Strong_20_Emphasis">случайно</text:span>, но с <text:span text:style-name="Emphasis">устойчивыми</text:span> распределениями вероятностей (типа марковских процессов), </text:p>
        </text:list-item>
        <text:list-item>
          <text:p text:style-name="P16">при этом действует <text:span text:style-name="Strong_20_Emphasis">закон больших чисел</text:span>. </text:p>
        </text:list-item>
      </text:list>
      <text:p text:style-name="Text_20_body">Тогда появляется ситуация:</text:p>
      <text:list text:style-name="L9">
        <text:list-item>
          <text:p text:style-name="P17">Каждый отдельный результат – случайный. </text:p>
        </text:list-item>
        <text:list-item>
          <text:p text:style-name="P18">Но средние величины (энергия, давление, температура, диффузия) <text:span text:style-name="Strong_20_Emphasis">очень надёжно предсказуемы</text:span>, а флуктуации подавляются как 1/√N. </text:p>
        </text:list-item>
      </text:list>
      <text:p text:style-name="Text_20_body">Это <text:span text:style-name="Strong_20_Emphasis">статистический “псевдодетерминизм”</text:span>: на макроуровне всё ведёт себя почти детерминированно, потому что:</text:p>
      <text:list text:style-name="L10">
        <text:list-item>
          <text:p text:style-name="P19">флуктуации микрособытий усредняются, </text:p>
        </text:list-item>
        <text:list-item>
          <text:p text:style-name="P20">а законы больших чисел стабилизируют поведение. </text:p>
        </text:list-item>
      </text:list>
      <text:p text:style-name="Text_20_body"><text:soft-page-break/>Это ровно то, как в реальной физике возникает <text:span text:style-name="Strong_20_Emphasis">термодинамика</text:span> и <text:span text:style-name="Strong_20_Emphasis">классическая механика макротел</text:span> на фоне квантовой случайности. Здесь макродетерминизм не фундаментален, но:</text:p>
      <text:list text:style-name="L11">
        <text:list-item>
          <text:p text:style-name="P21">предсказуемость настолько высока, что для практических целей он «как бы детерминизм». </text:p>
        </text:list-item>
      </text:list>
      <text:p text:style-name="Text_20_body">То есть <text:span text:style-name="Strong_20_Emphasis">из случайности может вырасти эффективная регулярность</text:span>, хотя не строгий детерминизм, а предельная надёжность.</text:p>
      <text:h text:style-name="Heading_20_3" text:outline-level="3">3.2. Может ли получиться <text:span text:style-name="Emphasis">строгий</text:span> детерминизм из случайности?</text:h>
      <text:p text:style-name="Text_20_body">Чтобы из фундаментально случайных законов получился <text:span text:style-name="Emphasis">строгий макродетерминизм</text:span>, нужно что-то вроде:</text:p>
      <text:list text:style-name="L12">
        <text:list-item>
          <text:p text:style-name="P22">Либо такой механизм, который: </text:p>
          <text:list>
            <text:list-item>
              <text:p text:style-name="P22">подавляет случайность <text:span text:style-name="Strong_20_Emphasis">полностью</text:span> на больших масштабах, </text:p>
            </text:list-item>
            <text:list-item>
              <text:p text:style-name="P22">и делает некоторые макропеременные <text:span text:style-name="Emphasis">точно</text:span> однозначно определёнными от предыдущих значений. </text:p>
            </text:list-item>
          </text:list>
        </text:list-item>
        <text:list-item>
          <text:p text:style-name="P22">Либо рамка, в которой: </text:p>
          <text:list>
            <text:list-item>
              <text:p text:style-name="P22">мир – это суперпозиция множества случайных сценариев, </text:p>
            </text:list-item>
            <text:list-item>
              <text:p text:style-name="P23">но на макроуровне мы имеем единственный «ветвящийся» сценарий с жёсткой структурой. </text:p>
            </text:list-item>
          </text:list>
        </text:list-item>
      </text:list>
      <text:p text:style-name="Text_20_body">Реалистичный вариант – <text:span text:style-name="Strong_20_Emphasis">эффективный детерминизм</text:span>, но не абсолютный.</text:p>
      <text:p text:style-name="Text_20_body">То есть я бы различил:</text:p>
      <text:list text:style-name="L13">
        <text:list-item>
          <text:p text:style-name="P24"><text:span text:style-name="Strong_20_Emphasis">Строгий детерминизм</text:span>: при тех же начальных условиях состояние на всех последующих шагах однозначно. </text:p>
        </text:list-item>
        <text:list-item>
          <text:p text:style-name="P25"><text:span text:style-name="Strong_20_Emphasis">Эффективный детерминизм</text:span>: вероятность отклонений от «среднего» макросценария стремится к нулю с ростом числа степеней свободы. </text:p>
        </text:list-item>
      </text:list>
      <text:p text:style-name="Text_20_body">Первый, строго говоря, из онтологической случайности логически вывести нельзя без дополнительных «фиксирующих» законов, которые по сути <text:span text:style-name="Emphasis">сами станут детерминистскими элементами теории</text:span>.</text:p>
      <text:p text:style-name="Text_20_body">Но второй даёт ощущение детерминизма в реальном мире.</text:p>
      <text:h text:style-name="Heading_20_2" text:outline-level="2">4. Хаос и «фатальная» чувствительность к флуктуациям</text:h>
      <text:p text:style-name="Text_20_body">Ты просишь привести примеры процессов, где малые возмущения фатальны. Это область <text:span text:style-name="Strong_20_Emphasis">динамического хаоса</text:span>:</text:p>
      <text:list text:style-name="L14">
        <text:list-item>
          <text:p text:style-name="P26"><text:span text:style-name="Strong_20_Emphasis">Погода и климатические системы</text:span></text:p>
          <text:list>
            <text:list-item>
              <text:p text:style-name="P27">Уравнения Навье–Стокса для атмосферы детерминированы, но: </text:p>
            </text:list-item>
            <text:list-item>
              <text:p text:style-name="P27">малые ошибки в начальных данных (температура, давление, влажность) экспоненциально растут, </text:p>
            </text:list-item>
            <text:list-item>
              <text:p text:style-name="P27">горизонт точного предсказания погоды – считанные дни. </text:p>
            </text:list-item>
            <text:list-item>
              <text:p text:style-name="P27">Любая дополнительная случайность (квантовые флуктуации, шумы измерений) со временем становится макроскопически значимой. </text:p>
            </text:list-item>
          </text:list>
        </text:list-item>
        <text:list-item>
          <text:p text:style-name="P26"><text:span text:style-name="Strong_20_Emphasis">Двойной маятник</text:span></text:p>
          <text:list>
            <text:list-item>
              <text:p text:style-name="P27"><text:soft-page-break/>Классический механический пример: два шарика на шарнирах. </text:p>
            </text:list-item>
            <text:list-item>
              <text:p text:style-name="P27">Уравнения детерминистские, но динамика сверхчувствительна к начальным условиям. </text:p>
            </text:list-item>
            <text:list-item>
              <text:p text:style-name="P27">Микроскопическая разница в начальном угле даёт радикально различные траектории. </text:p>
            </text:list-item>
          </text:list>
        </text:list-item>
        <text:list-item>
          <text:p text:style-name="P26"><text:span text:style-name="Strong_20_Emphasis">Логистическое отображение при r &gt; 3.57</text:span></text:p>
          <text:list>
            <text:list-item>
              <text:p text:style-name="P27">x_{n+1} = r * x_n * (1 - x_n) </text:p>
            </text:list-item>
            <text:list-item>
              <text:p text:style-name="P27">При некоторых r система хаотична, и любые малые изменения x_0 ведут к совершенно различным траекториям. </text:p>
            </text:list-item>
            <text:list-item>
              <text:p text:style-name="P27">Если начальное состояние слегка «зашумлено», хаотическая область показывает, как шум разлетается по фазовому пространству. </text:p>
            </text:list-item>
          </text:list>
        </text:list-item>
        <text:list-item>
          <text:p text:style-name="P26"><text:span text:style-name="Strong_20_Emphasis">Турбулентность</text:span></text:p>
          <text:list>
            <text:list-item>
              <text:p text:style-name="P27">В гидродинамике турбулентные потоки – воплощение хаоса: </text:p>
            </text:list-item>
            <text:list-item>
              <text:p text:style-name="P27">струнка дыма, течение в трубе при больших числах Рейнольдса. </text:p>
            </text:list-item>
            <text:list-item>
              <text:p text:style-name="P26">Любой шум на входе (даже тепловые флуктуации) усиливается до макромасштаба. </text:p>
            </text:list-item>
          </text:list>
        </text:list-item>
      </text:list>
      <text:p text:style-name="Text_20_body">Во всех этих системах, если <text:span text:style-name="Strong_20_Emphasis">добавить фундаментальную случайность</text:span> на микроуровне, она будет:</text:p>
      <text:list text:style-name="L15">
        <text:list-item>
          <text:p text:style-name="P28">иногда полностью поглощаться (из-за усреднения), </text:p>
        </text:list-item>
        <text:list-item>
          <text:p text:style-name="P29">иногда <text:span text:style-name="Strong_20_Emphasis">усиливаться</text:span> динамикой хаоса. </text:p>
        </text:list-item>
      </text:list>
      <text:p text:style-name="Text_20_body">И здесь твоя интуиция верна: в таких системах малые флуктуации действительно «фатальны» для точного предсказания.</text:p>
      <text:h text:style-name="Heading_20_2" text:outline-level="2">5. Ещё аргументы и соображения</text:h>
      <text:h text:style-name="Heading_20_3" text:outline-level="3">5.1. Алгоритмическая сложность и «случайность»</text:h>
      <text:p text:style-name="Text_20_body">Даже в идиально детерминистском мире:</text:p>
      <text:list text:style-name="L16">
        <text:list-item>
          <text:p text:style-name="P30">Поведение может быть <text:span text:style-name="Strong_20_Emphasis">невычислимым</text:span> или <text:span text:style-name="Strong_20_Emphasis">максимально сложным</text:span> (в смысле Чёрча–Тьюринга, теорем о неразрешимости, проблемы остановки). </text:p>
        </text:list-item>
        <text:list-item>
          <text:p text:style-name="P31">Существуют детерминистские процессы, результаты которых <text:span text:style-name="Strong_20_Emphasis">не могут быть предсказаны короче, чем просто “проигрывая” сам процесс</text:span> (идея алгоритмически случайных последовательностей). </text:p>
        </text:list-item>
      </text:list>
      <text:p text:style-name="Text_20_body">В контексте Рулиады Вольфрама:</text:p>
      <text:list text:style-name="L17">
        <text:list-item>
          <text:p text:style-name="P32">Простые правила порождают вычислительно необратимые и непредсказуемые структуры. </text:p>
        </text:list-item>
        <text:list-item>
          <text:p text:style-name="P33">То, что субъективно воспринимается нами как «случайность», – это результат <text:span text:style-name="Strong_20_Emphasis">вычислительной непрозрачности</text:span>, а не истинного рандома. </text:p>
        </text:list-item>
      </text:list>
      <text:p text:style-name="Text_20_body">Это важный аргумент в пользу того, что <text:span text:style-name="Strong_20_Emphasis">детерминизм сам по себе может объяснить большую часть феноменологии “случайности”</text:span>, не вводя фундаментальный рандом.</text:p>
      <text:h text:style-name="Heading_20_3" text:outline-level="3"><text:soft-page-break/>5.2. Информационный аспект</text:h>
      <text:p text:style-name="Text_20_body">Можно смотреть так:</text:p>
      <text:list text:style-name="L18">
        <text:list-item>
          <text:p text:style-name="P34">Детерминистский мир: будущее – это просто перекодировка уже имеющейся информации. </text:p>
        </text:list-item>
        <text:list-item>
          <text:p text:style-name="P35">Мир с онтологической случайностью: на каждом шаге во Вселенную <text:span text:style-name="Emphasis">добавляется новая информация</text:span>, не вытекающая из прошлого. </text:p>
        </text:list-item>
      </text:list>
      <text:p text:style-name="Text_20_body">С этой точки зрения:</text:p>
      <text:list text:style-name="L19">
        <text:list-item>
          <text:p text:style-name="P36">Онтологическая случайность – это <text:span text:style-name="Strong_20_Emphasis">прирост информации без причины</text:span>. </text:p>
        </text:list-item>
        <text:list-item>
          <text:p text:style-name="P37">Детерминизм – <text:span text:style-name="Strong_20_Emphasis">сохранение и переработка уже существующей информации</text:span>. </text:p>
        </text:list-item>
      </text:list>
      <text:p text:style-name="Text_20_body">Если принимать принцип «никаких логических противоречий, но парадоксы допустимы», мир с онтологической случайностью не логически абсурден, но он интуитивно разрывает классическое причинное мышление: появляются события, о которых невозможно сказать «почему именно так, а не иначе», кроме как «такова вероятностная структура бытия».</text:p>
      <text:h text:style-name="Heading_20_3" text:outline-level="3">5.3. Логическая непротиворечивость vs. объяснительная насыщенность</text:h>
      <text:p text:style-name="Text_20_body">Детерминистская картина:</text:p>
      <text:list text:style-name="L20">
        <text:list-item>
          <text:p text:style-name="P38">Не вводит в основание мира «ни с того ни с сего» события без причины. </text:p>
        </text:list-item>
        <text:list-item>
          <text:p text:style-name="P39">Объясняет случайность как следствие сложности, неполной информации и ограничений наблюдателя. </text:p>
        </text:list-item>
      </text:list>
      <text:p text:style-name="Text_20_body">Случайностная картина:</text:p>
      <text:list text:style-name="L21">
        <text:list-item>
          <text:p text:style-name="P40">Требует постулировать базовый механизм вероятностных переходов. </text:p>
        </text:list-item>
        <text:list-item>
          <text:p text:style-name="P41">Часть «закономерностей» оказывается необъяснимой: вероятности задаются, но не объясняются глубже. </text:p>
        </text:list-item>
      </text:list>
      <text:p text:style-name="Text_20_body">Логической противоречивости тут нет ни в одном случае. Но:</text:p>
      <text:list text:style-name="L22">
        <text:list-item>
          <text:p text:style-name="P42">Философски <text:span text:style-name="Strong_20_Emphasis">детерминизм выглядит более экономным</text:span> (в духе принципа достаточного основания Лейбница и бритвы Оккама). </text:p>
        </text:list-item>
        <text:list-item>
          <text:p text:style-name="P43">Онтологическая случайность более естественно вписывается в квантовую теорию <text:span text:style-name="Emphasis">в её стандартной формулировке</text:span>, но сама эта «стандартность» – результат исторического выбора интерпретации, а не логическая необходимость. </text:p>
        </text:list-item>
      </text:list>
      <text:h text:style-name="Heading_20_2" text:outline-level="2">6. Моё обобщённое мнение</text:h>
      <text:list text:style-name="L23">
        <text:list-item>
          <text:p text:style-name="P44"><text:span text:style-name="Strong_20_Emphasis">Если держаться твоего принципа — никакой логической противоречивости в основании</text:span> – то обе картины <text:span text:style-name="Emphasis">возможны</text:span>:</text:p>
          <text:list>
            <text:list-item>
              <text:p text:style-name="P45">мир фундаментально детерминистичен, а случайность – эпистемическая; </text:p>
            </text:list-item>
            <text:list-item>
              <text:p text:style-name="P45">мир фундаментально вероятностен, а детерминизм – эффективен и статистичен. </text:p>
            </text:list-item>
          </text:list>
        </text:list-item>
        <text:list-item>
          <text:p text:style-name="P44"><text:span text:style-name="Strong_20_Emphasis">Логически “стрелять себе в ногу” начинает именно мир с онтологической случайностью, когда мы требуем строгого принципа достаточного основания.</text:span> Тогда:</text:p>
          <text:list>
            <text:list-item>
              <text:p text:style-name="P45"><text:soft-page-break/>каждое вероятностное событие – “без причины” в классическом смысле; </text:p>
            </text:list-item>
            <text:list-item>
              <text:p text:style-name="P45">причинность заменяется структурой вероятностных переходов. </text:p>
            </text:list-item>
          </text:list>
        </text:list-item>
        <text:list-item>
          <text:p text:style-name="P44"><text:span text:style-name="Strong_20_Emphasis">Из фундаментальной случайности строгий макродетерминизм вывести нельзя</text:span>, если не ввести дополнительные законы, которые сами по сути детерминизируют часть динамики.</text:p>
          <text:list>
            <text:list-item>
              <text:p text:style-name="P45">Но можно получить <text:span text:style-name="Strong_20_Emphasis">статистически почти детерминированное поведение</text:span>, особенно при большом числе степеней свободы и действии законов больших чисел. </text:p>
            </text:list-item>
            <text:list-item>
              <text:p text:style-name="P45">Именно так возникают стабильные макропроцессы на фоне микроскопических флуктуаций. </text:p>
            </text:list-item>
          </text:list>
        </text:list-item>
        <text:list-item>
          <text:p text:style-name="P44">Процессы типа турбулентности, хаотических систем и погоды показывают, что:</text:p>
          <text:list>
            <text:list-item>
              <text:p text:style-name="P45">в некоторых динамиках любая малая случайность становится макроскопичной, </text:p>
            </text:list-item>
            <text:list-item>
              <text:p text:style-name="P45">следовательно, онтологическая случайность (если она есть) <text:span text:style-name="Emphasis">не может быть полностью «спрятана»</text:span> – она будет иногда «прорываться» в виде необъяснимых различий в макроповедении. </text:p>
            </text:list-item>
          </text:list>
        </text:list-item>
        <text:list-item>
          <text:p text:style-name="P44">С точки зрения концептуальной чистоты и «объяснительной бережливости», мне ближе модель:</text:p>
          <text:list>
            <text:list-item>
              <text:p text:style-name="P45">В основании – <text:span text:style-name="Strong_20_Emphasis">детерминированная вычислительная структура (что-то в духе Рулиады или другого универсального вычисления)</text:span>. </text:p>
            </text:list-item>
            <text:list-item>
              <text:p text:style-name="P45">Случайность – явление уровня наблюдателя: ограниченная вычислимость, неполная информация, хаотика, неразрешимость, сложность. </text:p>
            </text:list-item>
            <text:list-item>
              <text:p text:style-name="P44">Макродетерминизм – эффективное, а не абсолютное: он работает там, где действуют усреднения и законы больших чисел, и ломается на сильно хаотических масштабах. </text:p>
            </text:list-item>
          </text:list>
        </text:list-item>
      </text:list>
      <text:p text:style-name="Text_20_body">Но логически непротиворечивой остаётся и другая позиция: <text:span text:style-name="Strong_20_Emphasis">мир действительно “подбрасывает монетки” на фундаментальном уровне</text:span>, и тогда наша задача – не искать глубинную причину каждого результата, а работать с самой структурой вероятностных законов.</text:p>
      <text:p text:style-name="Text_20_body">Если хочешь, можем отдельно разобрать:</text:p>
      <text:list text:style-name="L24">
        <text:list-item>
          <text:p text:style-name="P46">как разные интерпретации квантовой механики вписываются в эту дихотомию (Эверетт vs. Копенгаген vs. GRW), </text:p>
        </text:list-item>
        <text:list-item>
          <text:p text:style-name="P47">или попробовать формализовать твой критерий непротиворечивости как систему аксиом (модельный подход: мир как теория первого порядка и т.п.). </text:p>
        </text:list-item>
      </text:list>
      <text:p text:style-name="Text_20_body">Сформулирую принцип, который прямо запрещает онтологическую (истинную) случайность в основании мира, и разверну его в более строгой форме.</text:p>
      <text:h text:style-name="Heading_20_2" text:outline-level="2">1. Короткая формулировка принципа</text:h>
      <text:p text:style-name="Text_20_body">Можно предложить такой философский принцип:</text:p>
      <text:p text:style-name="Quotations"><text:span text:style-name="Strong_20_Emphasis">Принцип строгой причинной достаточности</text:span><text:line-break/>Для любого реально происходящего элементарного события в мире должно существовать полностью достаточное основание, логически и онтологически <text:soft-page-break/>необходимым образом определяющее это событие и не допускающее более одного возможного исхода при данных условиях.</text:p>
      <text:p text:style-name="Text_20_body">Из этого принципа напрямую следует:</text:p>
      <text:list text:style-name="L25">
        <text:list-item>
          <text:p text:style-name="P48">Онтологическая случайность (как несколько возможных исходов при <text:span text:style-name="Emphasis">полностью одинаковых</text:span> основаниях) <text:span text:style-name="Strong_20_Emphasis">запрещена</text:span>. </text:p>
        </text:list-item>
        <text:list-item>
          <text:p text:style-name="P49">Допустима только <text:span text:style-name="Strong_20_Emphasis">эпистемическая случайность</text:span> — когда исход нам неизвестен или непредсказуем, но в реальности он строго однозначно обусловлен. </text:p>
        </text:list-item>
      </text:list>
      <text:h text:style-name="Heading_20_2" text:outline-level="2">2. Почему это исключает фундаментальную случайность</text:h>
      <text:p text:style-name="Text_20_body">Смотри, как это работает шаг за шагом.</text:p>
      <text:h text:style-name="Heading_20_3" text:outline-level="3">2.1. Структура утверждения</text:h>
      <text:p text:style-name="Text_20_body">Принцип говорит следующее:</text:p>
      <text:list text:style-name="L26">
        <text:list-item>
          <text:p text:style-name="P50">Есть некоторое состояние мира S (полное: включает все реальные параметры, в т.ч. скрытые, если они есть).</text:p>
        </text:list-item>
        <text:list-item>
          <text:p text:style-name="P50">В момент t в состоянии S происходит событие E.</text:p>
        </text:list-item>
        <text:list-item>
          <text:p text:style-name="P50">Принцип требует:</text:p>
          <text:list>
            <text:list-item>
              <text:p text:style-name="P50">Существует такое основание F(S),<text:line-break/>что: </text:p>
            </text:list-item>
          </text:list>
          <text:p text:style-name="P50"><text:span text:style-name="Strong_20_Emphasis">(1)</text:span> F(S) <text:span text:style-name="Strong_20_Emphasis">строго достаточно</text:span> для наступления E;<text:line-break/><text:span text:style-name="Strong_20_Emphasis">(2)</text:span> F(S) <text:span text:style-name="Strong_20_Emphasis">логически</text:span> и <text:span text:style-name="Strong_20_Emphasis">онтологически</text:span> исключает все альтернативы E' ≠ E;<text:line-break/><text:span text:style-name="Strong_20_Emphasis">(3)</text:span> никакие два различных возможных исхода не могут разделять одно и то же полное основание.</text:p>
        </text:list-item>
      </text:list>
      <text:p text:style-name="Text_20_body">Формой это напоминает усиленный принцип достаточного основания Лейбница, но с добавлением требования <text:span text:style-name="Strong_20_Emphasis">однозначности</text:span> следствия.</text:p>
      <text:h text:style-name="Heading_20_3" text:outline-level="3">2.2. Что такое онтологическая случайность</text:h>
      <text:p text:style-name="Text_20_body">Онтологическая случайность утверждает:</text:p>
      <text:list text:style-name="L27">
        <text:list-item>
          <text:p text:style-name="P51">Пусть есть полное состояние S (с учётом всех возможных «скрытых переменных»). </text:p>
        </text:list-item>
        <text:list-item>
          <text:p text:style-name="P52">Тогда <text:span text:style-name="Strong_20_Emphasis">допускается</text:span>, что из S могут <text:span text:style-name="Strong_20_Emphasis">реально</text:span> возникать разные исходы {E₁, E₂, …} c некоторыми вероятностями p_i,<text:line-break/>и нет более глубокого фактора, который <text:span text:style-name="Emphasis">однозначно</text:span> выбирает один из них. </text:p>
        </text:list-item>
      </text:list>
      <text:p text:style-name="Text_20_body">То есть:</text:p>
      <text:list text:style-name="L28">
        <text:list-item>
          <text:p text:style-name="P53">Одно и то же полное основание S <text:span text:style-name="Strong_20_Emphasis">совместимо</text:span> с несколькими различными будущими вариантами мира. </text:p>
        </text:list-item>
      </text:list>
      <text:p text:style-name="Text_20_body">Это и будет нарушать сформулированный принцип.<text:line-break/>См. противоречие:</text:p>
      <text:list text:style-name="L29">
        <text:list-item>
          <text:p text:style-name="P54"><text:soft-page-break/>Если S → E₁ и S → E₂ возможны при одних и тех же условиях,<text:line-break/>то S не является <text:span text:style-name="Strong_20_Emphasis">строго достаточным основанием</text:span> ни для E₁, ни для E₂:<text:line-break/>оно не устраняет альтернативы. </text:p>
        </text:list-item>
      </text:list>
      <text:p text:style-name="Text_20_body">Значит, в мире, где принцип строгой причинной достаточности принят как фундаментальный:</text:p>
      <text:list text:style-name="L30">
        <text:list-item>
          <text:p text:style-name="P55">Онтологическая случайность <text:span text:style-name="Strong_20_Emphasis">логически запрещена</text:span>: она просто противоречит требованию к основаниям событий. </text:p>
        </text:list-item>
      </text:list>
      <text:h text:style-name="Heading_20_2" text:outline-level="2">3. Уточнение принципа: логико-метафизическая форма</text:h>
      <text:p text:style-name="Text_20_body">Можно сделать формулировку чуть более строгой:</text:p>
      <text:p text:style-name="Quotations"><text:span text:style-name="Strong_20_Emphasis">Принцип однозначной реализуемости мировых состояний</text:span><text:line-break/>Для любого возможного полного состояния мира S и любого времени t существует ровно одно возможное следующее состояние S', такое что:</text:p>
      <text:list text:style-name="L31">
        <text:list-item>
          <text:p text:style-name="P56">S' логически и онтологически вытекает из S по законам мира; </text:p>
        </text:list-item>
        <text:list-item>
          <text:p text:style-name="P57">не существует иного состояния S'' ≠ S', также совместимого со всеми законами мира при тех же S и t. </text:p>
        </text:list-item>
      </text:list>
      <text:p text:style-name="Text_20_body">И эквивалентно — в событийной форме:</text:p>
      <text:p text:style-name="Quotations"><text:span text:style-name="Strong_20_Emphasis">Принцип единственности следствия</text:span><text:line-break/>Для каждого элементарного события E существует единственная полная совокупность предшествующих условий C (состояние мира), такая что:</text:p>
      <text:list text:style-name="L32">
        <text:list-item>
          <text:p text:style-name="P58">C логически и онтологически достаточно для E; </text:p>
        </text:list-item>
        <text:list-item>
          <text:p text:style-name="P59">C логически и онтологически несовместимо с любым E' ≠ E. </text:p>
        </text:list-item>
      </text:list>
      <text:p text:style-name="Text_20_body">Если попытаться встроить в такую картину <text:span text:style-name="Strong_20_Emphasis">истинную случайность</text:span>, то придётся:</text:p>
      <text:list text:style-name="L33">
        <text:list-item>
          <text:p text:style-name="P60">либо признать, что одно и то же C допускает E и E' — тогда нарушается (2); </text:p>
        </text:list-item>
        <text:list-item>
          <text:p text:style-name="P61">либо ввести дополнительные скрытые факторы, которые «выбирают» между E и E' — но тогда C был неполным, и мы просто расширяем его до C*, восстанавливая детерминизм. </text:p>
        </text:list-item>
      </text:list>
      <text:p text:style-name="Text_20_body">То есть либо:</text:p>
      <text:list text:style-name="L34">
        <text:list-item>
          <text:p text:style-name="P62">случайность — иллюзия из-за неполного знания C, </text:p>
        </text:list-item>
        <text:list-item>
          <text:p text:style-name="P63">либо принцип нарушен. </text:p>
        </text:list-item>
      </text:list>
      <text:h text:style-name="Heading_20_2" text:outline-level="2">4. Чем этот принцип отличается от просто «нет противоречий»</text:h>
      <text:p text:style-name="Text_20_body">Ты исходил из запрета логических противоречий. Это слишком слабо, потому что:</text:p>
      <text:list text:style-name="L35">
        <text:list-item>
          <text:p text:style-name="P64">Мир с онтологической случайностью <text:span text:style-name="Emphasis">логически непротиворечив</text:span>:<text:line-break/>«из состояния S возможны E₁ и E₂ с вероятностями p₁ и p₂» — это не противоречие, а просто вероятностный закон. </text:p>
        </text:list-item>
      </text:list>
      <text:p text:style-name="Text_20_body">Нужен более жёсткий принцип, чем просто непротиворечивость.</text:p>
      <text:p text:style-name="Text_20_body"><text:soft-page-break/>Новый принцип говорит не только:</text:p>
      <text:list text:style-name="L36">
        <text:list-item>
          <text:p text:style-name="P65">«не должно быть A и не-A одновременно», </text:p>
        </text:list-item>
      </text:list>
      <text:p text:style-name="Text_20_body">а ещё и:</text:p>
      <text:list text:style-name="L37">
        <text:list-item>
          <text:p text:style-name="P66">«для каждого реального события должно быть такое основание, при котором никакое “не-A” не остаётся возможным». </text:p>
        </text:list-item>
      </text:list>
      <text:p text:style-name="Text_20_body">То есть вводится <text:span text:style-name="Strong_20_Emphasis">требование причинной и логической однозначности</text:span>.</text:p>
      <text:p text:style-name="Text_20_body">Он делает онтологическую случайность не просто странной или неудобной, а именно <text:span text:style-name="Strong_20_Emphasis">логически недопустимой в рамках принятой метафизики причин</text:span>.</text:p>
      <text:h text:style-name="Heading_20_2" text:outline-level="2">5. Почему хаос как пример тебе не “прокатил”</text:h>
      <text:p text:style-name="Text_20_body">Когда ты ссылался на хаотические процессы (погода, турбулентность, логистическое отображение и т.д.), ты показывал:</text:p>
      <text:list text:style-name="L38">
        <text:list-item>
          <text:p text:style-name="P67">малые вариации приводят к радикально разным последствиям; </text:p>
        </text:list-item>
        <text:list-item>
          <text:p text:style-name="P68">даже микроскопическая случайность может стать макроскопической. </text:p>
        </text:list-item>
      </text:list>
      <text:p text:style-name="Text_20_body">Это <text:span text:style-name="Strong_20_Emphasis">эпистемический</text:span> и <text:span text:style-name="Strong_20_Emphasis">практический</text:span> аргумент:<text:line-break/>он говорит, что в хаотических системах случайность «усилится» и сделает мир неустойчивым к фундаментальному рандому.</text:p>
      <text:p text:style-name="Text_20_body">Но:</text:p>
      <text:list text:style-name="L39">
        <text:list-item>
          <text:p text:style-name="P69">с точки зрения логики оснований это не запрет, а только указание: </text:p>
          <text:list>
            <text:list-item>
              <text:p text:style-name="P69">«мир с онтологической случайностью будет очень “рваным” и непредсказуемым в макромасштабе». </text:p>
            </text:list-item>
          </text:list>
        </text:list-item>
        <text:list-item>
          <text:p text:style-name="P70">Это <text:span text:style-name="Strong_20_Emphasis">прагматический</text:span> аргумент, не принципиально-философский. </text:p>
        </text:list-item>
      </text:list>
      <text:p text:style-name="Text_20_body">Принцип, который я предлагаю, идёт глубже: он не про то, к чему случайность <text:span text:style-name="Emphasis">приведёт</text:span>, а про то, <text:span text:style-name="Strong_20_Emphasis">какой тип связи между основаниями и событиями вообще допускается в структуре реальности</text:span>.</text:p>
      <text:h text:style-name="Heading_20_2" text:outline-level="2">6. Возможная более “жёсткая” формулировка, если хочешь максимальную строгость</text:h>
      <text:p text:style-name="Text_20_body">Можно ужесточить до такого:</text:p>
      <text:p text:style-name="Quotations"><text:span text:style-name="Strong_20_Emphasis">Принцип метафизического функционализма</text:span><text:line-break/>Состояние мира в каждый момент времени является значением функции F от состояния в предыдущий момент времени. Эта функция F тотальна, однозначна и не включает в себя никаких вероятностных операторов на онтологическом уровне.</text:p>
      <text:p text:style-name="Text_20_body">Тогда:</text:p>
      <text:list text:style-name="L40">
        <text:list-item>
          <text:p text:style-name="P71">Мировая история = вычисление некоторой тотальной детерминированной функции на начальном состоянии. </text:p>
        </text:list-item>
        <text:list-item>
          <text:p text:style-name="P71">Истинная случайность эквивалентна требованию, что F в какой-то точке не однозначна (многозначная «функция с рандомом»). </text:p>
        </text:list-item>
        <text:list-item>
          <text:p text:style-name="P72"><text:soft-page-break/>Это противоречит <text:span text:style-name="Strong_20_Emphasis">самой аксиоме функциональности</text:span>: состояние мира → ровно одно следующее состояние. </text:p>
        </text:list-item>
      </text:list>
      <text:p text:style-name="Text_20_body">Если принять «мир как вычислимую (или хотя бы функциональную) структуру» как метафизический постулат — случайность будет отрезана уже на уровне определения.</text:p>
      <text:h text:style-name="Heading_20_2" text:outline-level="2">7. В сухом остатке</text:h>
      <text:p text:style-name="Text_20_body">Философский принцип, запрещающий случайность в основе мира, можно сформулировать так:</text:p>
      <text:p text:style-name="Quotations"><text:span text:style-name="Strong_20_Emphasis">Принцип строгой причинной достаточности (или принцип однозначной реализуемости)</text:span>:<text:line-break/>Для каждого реально происходящего события существует полное основание, которое не только делает это событие необходимым, но и исключает всякую возможность иного исхода при тех же условиях.</text:p>
      <text:p text:style-name="Quotations">Следовательно, онтологическая случайность — как возможность нескольких различных исходов при идентичном полном основании — логически несовместима с этим принципом и потому недопустима в базовой картине мира.</text:p>
      <text:p text:style-name="Text_20_body">Если хочешь, дальше можно:</text:p>
      <text:list text:style-name="L41">
        <text:list-item>
          <text:p text:style-name="P73">отточить формулировку в терминах возможных миров (модальная логика: «один возможный мир, совместимый с данным прошлым»); </text:p>
        </text:list-item>
        <text:list-item>
          <text:p text:style-name="P74">или оформить это как систему аксиом для «детерминистской онтологии» и показать, что случайность в неё непротиворечиво не встроить. </text:p>
        </text:list-item>
      </text:list>
      <text:p text:style-name="Text_20_body">Сформулирую это в модально-логических терминах возможных миров и покажу, как именно тогда «запрещается» онтологическая случайность.</text:p>
      <text:h text:style-name="Heading_20_2" text:outline-level="2">1. Общая рамка: возможные миры и законы</text:h>
      <text:p text:style-name="Text_20_body">Возьмём стандартную схему:</text:p>
      <text:list text:style-name="L42">
        <text:list-item>
          <text:p text:style-name="P75">Есть множество возможных миров W. </text:p>
        </text:list-item>
        <text:list-item>
          <text:p text:style-name="P75">В каждом мире w ∈ W: </text:p>
          <text:list>
            <text:list-item>
              <text:p text:style-name="P75">есть полная история состояний мира во времени: S_w(t); </text:p>
            </text:list-item>
            <text:list-item>
              <text:p text:style-name="P76">действуют некоторые <text:span text:style-name="Strong_20_Emphasis">законы мира</text:span> L (мы можем считать, что они одни и те же во всех допустимых мирах или, если угодно, фиксируем класс миров с одинаковыми законами). </text:p>
            </text:list-item>
          </text:list>
        </text:list-item>
      </text:list>
      <text:p text:style-name="Text_20_body">Далее:</text:p>
      <text:list text:style-name="L43">
        <text:list-item>
          <text:p text:style-name="P77">Фактический мир — это некоторый конкретный мир w₀ ∈ W. </text:p>
        </text:list-item>
        <text:list-item>
          <text:p text:style-name="P77">Модальные операторы: </text:p>
          <text:list>
            <text:list-item>
              <text:p text:style-name="P77">□φ — «φ истинно во всех возможных мирах (с заданными законами)»; </text:p>
            </text:list-item>
            <text:list-item>
              <text:p text:style-name="P78">◇φ — «φ истинно хотя бы в одном возможном мире». </text:p>
            </text:list-item>
          </text:list>
        </text:list-item>
      </text:list>
      <text:h text:style-name="Heading_20_2" text:outline-level="2"><text:soft-page-break/>2. Детерминизм через возможные миры</text:h>
      <text:h text:style-name="Heading_20_3" text:outline-level="3">2.1. Принцип однозначной эволюции</text:h>
      <text:p text:style-name="Text_20_body">Детерминизм можно выразить так:</text:p>
      <text:p text:style-name="Quotations">Для любых двух возможных миров w₁ и w₂ и любого времени t:<text:line-break/>если S_{w₁}(t) = S_{w₂}(t), то для любого t' &gt; t выполнено S_{w₁}(t') = S_{w₂}(t').</text:p>
      <text:p text:style-name="Text_20_body">То есть:</text:p>
      <text:list text:style-name="L44">
        <text:list-item>
          <text:p text:style-name="P79">если два мира совпадают в каком-то моменте времени полностью, </text:p>
        </text:list-item>
        <text:list-item>
          <text:p text:style-name="P80">то они совпадают <text:span text:style-name="Emphasis">во всех</text:span> последующих моментах. </text:p>
        </text:list-item>
      </text:list>
      <text:p text:style-name="Text_20_body">В терминах возможных миров:</text:p>
      <text:list text:style-name="L45">
        <text:list-item>
          <text:p text:style-name="P81">фиксируем момент времени t и состояние S; </text:p>
        </text:list-item>
        <text:list-item>
          <text:p text:style-name="P81">детерминизм говорит:<text:line-break/>существует <text:span text:style-name="Strong_20_Emphasis">ровно один</text:span> возможный мир w (в классе миров с законами L), такой что: </text:p>
          <text:list>
            <text:list-item>
              <text:p text:style-name="P82">S_w(t) = S<text:line-break/>(и дальше всё его будущее жёстко определено). </text:p>
            </text:list-item>
          </text:list>
        </text:list-item>
      </text:list>
      <text:p text:style-name="Text_20_body">Формально:</text:p>
      <text:p text:style-name="Quotations"><text:span text:style-name="Strong_20_Emphasis">(D)</text:span><text:line-break/>Для любых двух миров w₁, w₂ и времени t:<text:line-break/>[S_{w₁}(t) = S_{w₂}(t)] ⇒ [∀t' ≥ t, S_{w₁}(t') = S_{w₂}(t')].</text:p>
      <text:p text:style-name="Text_20_body">Это и есть модально-онтологическое выражение принципа: «одно и то же полное настоящее допускает только одно будущее».</text:p>
      <text:h text:style-name="Heading_20_2" text:outline-level="2">3. Онтологическая случайность в терминах возможных миров</text:h>
      <text:p text:style-name="Text_20_body">Онтологическая (настоящая) случайность утверждает:</text:p>
      <text:list text:style-name="L46">
        <text:list-item>
          <text:p text:style-name="P83">Существует состояние S в момент t такое, что: </text:p>
          <text:list>
            <text:list-item>
              <text:p text:style-name="P83">есть по крайней мере два различных возможных мира w₁ и w₂, </text:p>
            </text:list-item>
            <text:list-item>
              <text:p text:style-name="P83">для которых S_{w₁}(t) = S_{w₂}(t) = S, </text:p>
            </text:list-item>
            <text:list-item>
              <text:p text:style-name="P84">но их будущие различаются:<text:line-break/>∃t' &gt; t: S_{w₁}(t') ≠ S_{w₂}(t'). </text:p>
            </text:list-item>
          </text:list>
        </text:list-item>
      </text:list>
      <text:p text:style-name="Text_20_body">Тогда:</text:p>
      <text:p text:style-name="Quotations"><text:span text:style-name="Strong_20_Emphasis">(R)</text:span><text:line-break/>∃ S, ∃t, ∃w₁, w₂:<text:line-break/>S_{w₁}(t) = S_{w₂}(t) = S<text:line-break/>и ∃t' &gt; t: S_{w₁}(t') ≠ S_{w₂}(t').</text:p>
      <text:p text:style-name="Text_20_body">Это прямо нарушает (D).</text:p>
      <text:p text:style-name="Text_20_body">Интуитивно:</text:p>
      <text:list text:style-name="L47">
        <text:list-item>
          <text:p text:style-name="P85"><text:soft-page-break/>один и тот же «срез» мира S в момент t совместим с несколькими различными продолжениями; </text:p>
        </text:list-item>
        <text:list-item>
          <text:p text:style-name="P86">тогда выбор «какой именно мир реализуется дальше» нельзя объяснить только S и законами L — он <text:span text:style-name="Strong_20_Emphasis">онтологически открыт</text:span>. </text:p>
        </text:list-item>
      </text:list>
      <text:p text:style-name="Text_20_body">Это и есть онтологическая случайность:<text:line-break/>при неизменных законах и полном состоянии возможны несколько реально допустимых дальнейших ходов мира.</text:p>
      <text:h text:style-name="Heading_20_2" text:outline-level="2">4. Формулировка принципа в модальной форме</text:h>
      <text:p text:style-name="Text_20_body">Теперь можно переписать твой желаемый принцип как аксиому о структуре возможных миров.</text:p>
      <text:h text:style-name="Heading_20_3" text:outline-level="3">4.1. Принцип однозначного продолжения мира</text:h>
      <text:p text:style-name="Quotations"><text:span text:style-name="Strong_20_Emphasis">Принцип однозначного продолжения (мирового состояния)</text:span></text:p>
      <text:p text:style-name="Quotations">Для любого возможного мира w и любого момента времени t, если в другом возможном мире v в момент t состояние совпадает:<text:line-break/>S_w(t) = S_v(t),<text:line-break/>то эти миры совпадают во всех дальнейших моментах времени:<text:line-break/>∀t' ≥ t: S_w(t') = S_v(t').</text:p>
      <text:p text:style-name="Text_20_body">Это и есть (D).</text:p>
      <text:p text:style-name="Text_20_body">В модальной логике можно выразить в терминах «возможных продолжений»:</text:p>
      <text:list text:style-name="L48">
        <text:list-item>
          <text:p text:style-name="P87">Пусть Hist(S, t) — множество всех возможных полных историй мира, начинающихся с состояния S в момент t, совместимых с законами L. </text:p>
        </text:list-item>
        <text:list-item>
          <text:p text:style-name="P88">Тогда принцип говорит: </text:p>
        </text:list-item>
      </text:list>
      <text:p text:style-name="Quotations">∀S, t: |Hist(S, t)| = 1.</text:p>
      <text:p text:style-name="Text_20_body">То есть:</text:p>
      <text:list text:style-name="L49">
        <text:list-item>
          <text:p text:style-name="P89">для каждого возможного полного состояния S и времени t существует <text:span text:style-name="Strong_20_Emphasis">ровно одна</text:span> возможная история мира, совместимая с S и законами. </text:p>
        </text:list-item>
      </text:list>
      <text:h text:style-name="Heading_20_2" text:outline-level="2">5. Как это выглядит в стиле «возможные миры Льюиса»</text:h>
      <text:p text:style-name="Text_20_body">Если использовать более «философский» язык:</text:p>
      <text:list text:style-name="L50">
        <text:list-item>
          <text:p text:style-name="P90">У Льюиса возможный мир — это полная максимальная последовательность фактов.</text:p>
        </text:list-item>
        <text:list-item>
          <text:p text:style-name="P90">Тогда:</text:p>
          <text:list>
            <text:list-item>
              <text:p text:style-name="P90">детерминизм =<text:line-break/>«Если два мира совпадают в каком-либо моменте по всем фактам, они совпадают и по всем последующим фактам».</text:p>
            </text:list-item>
            <text:list-item>
              <text:p text:style-name="P90"><text:soft-page-break/>онтологическая случайность =<text:line-break/>«Существуют два мира, совпадающие до некоторого момента t включительно, но расходящиеся после t».</text:p>
            </text:list-item>
          </text:list>
        </text:list-item>
      </text:list>
      <text:p text:style-name="Text_20_body">То есть:</text:p>
      <text:list text:style-name="L51">
        <text:list-item>
          <text:p text:style-name="P91">В детерминистской картине класс возможных миров <text:span text:style-name="Strong_20_Emphasis">разбивается</text:span> на эквивалентные классы, где: </text:p>
          <text:list>
            <text:list-item>
              <text:p text:style-name="P92">каждый <text:span text:style-name="Strong_20_Emphasis">полный начальный отрезок истории</text:span> однозначно определяет всю оставшуюся историю. </text:p>
            </text:list-item>
          </text:list>
        </text:list-item>
      </text:list>
      <text:p text:style-name="Text_20_body">В недетерминистской (случайной) картине:</text:p>
      <text:list text:style-name="L52">
        <text:list-item>
          <text:p text:style-name="P93">существуют «разветвляющиеся истории»: </text:p>
          <text:list>
            <text:list-item>
              <text:p text:style-name="P94">один и тот же префикс истории совместим с несколькими разными продолжениями. </text:p>
            </text:list-item>
          </text:list>
        </text:list-item>
      </text:list>
      <text:p text:style-name="Text_20_body">Именно <text:span text:style-name="Strong_20_Emphasis">запрет такой ветвимости</text:span> и будет формулировкой принципа «случайность недопустима».</text:p>
      <text:h text:style-name="Heading_20_2" text:outline-level="2">6. Модально-онтологическая формулировка принципа</text:h>
      <text:p text:style-name="Text_20_body">Теперь можно аккуратно сформулировать твой философский принцип в этом языке:</text:p>
      <text:p text:style-name="Quotations"><text:span text:style-name="Strong_20_Emphasis">Принцип нев ветвимости возможных миров (анти-рандом)</text:span></text:p>
      <text:p text:style-name="Quotations">В онтологически допустимом множестве возможных миров не существует двух миров w₁ и w₂, которые:</text:p>
      <text:list text:style-name="L53">
        <text:list-item>
          <text:p text:style-name="P95">совпадают по всем фактам до некоторого момента времени t включительно; </text:p>
        </text:list-item>
        <text:list-item>
          <text:p text:style-name="P96">различаются по фактам в любой более поздний момент t' &gt; t. </text:p>
        </text:list-item>
      </text:list>
      <text:p text:style-name="Quotations">То есть любые два мира, совпадающие до t включительно, тождественны во всех моментах времени.</text:p>
      <text:p text:style-name="Text_20_body">Следствия:</text:p>
      <text:list text:style-name="L54">
        <text:list-item>
          <text:p text:style-name="P97">Любое полное состояние мира в момент t определяет <text:span text:style-name="Strong_20_Emphasis">ровно один</text:span> возможный мир. </text:p>
        </text:list-item>
        <text:list-item>
          <text:p text:style-name="P98">Следовательно, нет места онтологической случайности: «выбор» между разными будущими при фиксированном настоящем попросту невозможен — нет таких пар миров. </text:p>
        </text:list-item>
      </text:list>
      <text:h text:style-name="Heading_20_2" text:outline-level="2">7. Как это соотносится с принципом достаточного основания</text:h>
      <text:p text:style-name="Text_20_body">В терминах возможных миров можно ещё так:</text:p>
      <text:p text:style-name="Quotations">Для любого факта F, истинного в фактическом мире w₀, существует такой набор предшествующих фактов P, что:</text:p>
      <text:list text:style-name="L55">
        <text:list-item>
          <text:p text:style-name="P99">во всех возможных мирах, где P истинен, F также истинен; </text:p>
        </text:list-item>
        <text:list-item>
          <text:p text:style-name="P100">не существует возможного мира, где P истинен, а F ложен. </text:p>
        </text:list-item>
      </text:list>
      <text:p text:style-name="Text_20_body"><text:soft-page-break/>Через модальный оператор:</text:p>
      <text:p text:style-name="Quotations">∀F ∃P:<text:line-break/>□(P → F) ∧ ¬◇(P ∧ ¬F)</text:p>
      <text:p text:style-name="Text_20_body">Это выражает <text:span text:style-name="Strong_20_Emphasis">строгую причинно-логическую достаточность</text:span> P для F:</text:p>
      <text:list text:style-name="L56">
        <text:list-item>
          <text:p text:style-name="P101">где бы ни реализовалось P (в каком бы возможном мире), там обязательно реализуется F; </text:p>
        </text:list-item>
        <text:list-item>
          <text:p text:style-name="P102">не существует возможного мира, где P без F. </text:p>
        </text:list-item>
      </text:list>
      <text:p text:style-name="Text_20_body">Онтологическая случайность требует:</text:p>
      <text:list text:style-name="L57">
        <text:list-item>
          <text:p text:style-name="P103">наличие P, для которого существуют по крайней мере два возможных мира:</text:p>
          <text:list>
            <text:list-item>
              <text:p text:style-name="P104">в одном P ∧ F, </text:p>
            </text:list-item>
            <text:list-item>
              <text:p text:style-name="P104">в другом P ∧ ¬F, </text:p>
            </text:list-item>
          </text:list>
        </text:list-item>
        <text:list-item>
          <text:p text:style-name="P103">то есть:</text:p>
          <text:p text:style-name="P103">◇(P ∧ F) ∧ ◇(P ∧ ¬F).</text:p>
        </text:list-item>
      </text:list>
      <text:p text:style-name="Text_20_body">Это прямо противоречит формуле:</text:p>
      <text:list text:style-name="L58">
        <text:list-item>
          <text:p text:style-name="P105">¬◇(P ∧ ¬F). </text:p>
        </text:list-item>
      </text:list>
      <text:p text:style-name="Text_20_body">Поэтому, приняв такой вариант принципа достаточного основания в модальной логике, ты <text:span text:style-name="Strong_20_Emphasis">автоматически запрещаешь</text:span> онтологическую случайность.</text:p>
      <text:h text:style-name="Heading_20_2" text:outline-level="2">8. В минимальной сжатой форме</text:h>
      <text:p text:style-name="Text_20_body">Если свести всё к одной линии:</text:p>
      <text:list text:style-name="L59">
        <text:list-item>
          <text:p text:style-name="P106">Онтологическую случайность можно описать так:<text:line-break/>«существуют два возможных мира, совпадающие по полному прошлому, но различающиеся по будущему».</text:p>
        </text:list-item>
        <text:list-item>
          <text:p text:style-name="P106">Принцип, который ты хочешь, можно формально зафиксировать так:</text:p>
          <text:p text:style-name="P107"><text:span text:style-name="Strong_20_Emphasis">Анти-случайностный принцип в терминах возможных миров</text:span></text:p>
          <text:p text:style-name="P107">В множестве онтологически допустимых возможных миров запрещено существование двух миров, которые совпадают до некоторого момента времени, но различаются после него.</text:p>
          <text:p text:style-name="P107">То есть: совпадение полных прошлых фактов гарантирует совпадение будущих фактов.</text:p>
        </text:list-item>
        <text:list-item>
          <text:p text:style-name="P106">Это эквивалентно:</text:p>
          <text:list>
            <text:list-item>
              <text:p text:style-name="P108">детерминизму в модально-онтологическом смысле; </text:p>
            </text:list-item>
            <text:list-item>
              <text:p text:style-name="P106">усиленному принципу достаточного основания: для любой истины в фактическом мире существует такое основание, которое делает её неизбежной во всех возможных мирах, где это основание реализовано. </text:p>
            </text:list-item>
          </text:list>
        </text:list-item>
      </text:list>
      <text:p text:style-name="Text_20_body"><text:soft-page-break/>Если нужно, можно дальше развить это уже в духе ветвящихся временных структур (branching time) и показать: твой принцип — это требование, чтобы структура времени была линейной (одна линия истории), а не ветвящейся.</text:p>
      <text:p text:style-name="Text_20_body">Важное различие, от которого всё зависит: что именно понимается под «А и одновременно не-А» в диалектике.</text:p>
      <text:p text:style-name="Text_20_body">Если понимать это буквально как логическое противоречие в одном и том же смысле и в одном и том же отношении, то:</text:p>
      <text:list text:style-name="L60">
        <text:list-item>
          <text:p text:style-name="P109">модальная трактовка принципа детерминизма, </text:p>
        </text:list-item>
        <text:list-item>
          <text:p text:style-name="P109">классическая логика возможных миров </text:p>
        </text:list-item>
        <text:list-item>
          <text:p text:style-name="P110">и диалектика, понимаемая как «А ∧ ¬A» в строгом смысле, </text:p>
        </text:list-item>
      </text:list>
      <text:p text:style-name="Text_20_body">несовместимы. Но исторически диалектика Гегеля и марксистская диалектика так не устроены: «противоречие» там не тождественно формуле A ∧ ¬A в одном и том же модальном, временном и понятийном контексте.</text:p>
      <text:p text:style-name="Text_20_body">Ниже – по шагам, где конфликт, а где совместимость.</text:p>
      <text:h text:style-name="Heading_20_2" text:outline-level="2">1. Что делает модальный анти-случайностный принцип</text:h>
      <text:p text:style-name="Text_20_body">Напомню его суть в терминах возможных миров:</text:p>
      <text:p text:style-name="Quotations"><text:span text:style-name="Strong_20_Emphasis">Анти-случайностный принцип</text:span>:<text:line-break/>Не существует двух возможных миров w₁ и w₂, которые:</text:p>
      <text:list text:style-name="L61">
        <text:list-item>
          <text:p text:style-name="P111">совпадают по всем фактам до момента t (тот же полный «прошлый мир»), </text:p>
        </text:list-item>
        <text:list-item>
          <text:p text:style-name="P112">но различаются по фактам после t. </text:p>
        </text:list-item>
      </text:list>
      <text:p text:style-name="Quotations">То есть полное состояние мира в момент t допускает только одно возможное продолжение.</text:p>
      <text:p text:style-name="Text_20_body">Это:</text:p>
      <text:list text:style-name="L62">
        <text:list-item>
          <text:p text:style-name="P113">не даёт <text:span text:style-name="Strong_20_Emphasis">онтологической случайности</text:span> (нет разветвляющихся будущих при одном и том же настоящем), </text:p>
        </text:list-item>
        <text:list-item>
          <text:p text:style-name="P114">предполагает классическую логику (¬(A ∧ ¬A) для любого высказывания A о данном мире, в данный момент, в данном отношении). </text:p>
        </text:list-item>
      </text:list>
      <text:p text:style-name="Text_20_body">Диалектика должна как-то вписаться в это.</text:p>
      <text:h text:style-name="Heading_20_2" text:outline-level="2">2. Буквальный конфликт: если понимать «А и не-А» как голое противоречие</text:h>
      <text:p text:style-name="Text_20_body">Если трактовать диалектику так:</text:p>
      <text:list text:style-name="L63">
        <text:list-item>
          <text:p text:style-name="P115">В один и тот же момент времени, </text:p>
        </text:list-item>
        <text:list-item>
          <text:p text:style-name="P115">в одном и том же отношении, </text:p>
        </text:list-item>
        <text:list-item>
          <text:p text:style-name="P116">в одном и том же мире, </text:p>
        </text:list-item>
      </text:list>
      <text:p text:style-name="Text_20_body">может быть истинно и A, и ¬A,</text:p>
      <text:p text:style-name="Text_20_body"><text:soft-page-break/>то:</text:p>
      <text:list text:style-name="L64">
        <text:list-item>
          <text:p text:style-name="P117">Это нарушает закон непротиворечия:<text:line-break/>¬(A ∧ ¬A). </text:p>
        </text:list-item>
        <text:list-item>
          <text:p text:style-name="P117">Любая модальная логика возможных миров, опирающаяся на классическую пропозициональную логику, при этом рушится: модель возможных миров предполагает, что в каждом мире оценка каждого атомарного высказывания однозначна – истина или ложь. </text:p>
        </text:list-item>
        <text:list-item>
          <text:p text:style-name="P118">Тогда модальный анти-случайностный принцип уже даже не на что опереться: сама логическая рамка развалена. </text:p>
        </text:list-item>
      </text:list>
      <text:p text:style-name="Text_20_body">В такой «буквальной» интерпретации:</text:p>
      <text:list text:style-name="L65">
        <text:list-item>
          <text:p text:style-name="P119">диалектика и модально-детерминистский принцип логически несовместимы. </text:p>
        </text:list-item>
      </text:list>
      <text:p text:style-name="Text_20_body">Но философски это обычно <text:span text:style-name="Strong_20_Emphasis">не тот</text:span> смысл, который вкладывают в диалектику.</text:p>
      <text:h text:style-name="Heading_20_2" text:outline-level="2">3. Диалектика Гегеля и марксизма: «противоречие» ≠ формула A ∧ ¬A</text:h>
      <text:p text:style-name="Text_20_body">В классической диалектике:</text:p>
      <text:list text:style-name="L66">
        <text:list-item>
          <text:p text:style-name="P120">Противоречие – не формальная конструкция A ∧ ¬A, </text:p>
        </text:list-item>
        <text:list-item>
          <text:p text:style-name="P120">а <text:span text:style-name="Strong_20_Emphasis">реальное противоречие</text:span>: </text:p>
          <text:list>
            <text:list-item>
              <text:p text:style-name="P120">борьба противоположных тенденций, свойств, сторон в одном и том же объекте или процессе; </text:p>
            </text:list-item>
            <text:list-item>
              <text:p text:style-name="P121">процессуальная, динамическая структура, а не статическая логическая ошибка. </text:p>
            </text:list-item>
          </text:list>
        </text:list-item>
      </text:list>
      <text:p text:style-name="Text_20_body">Типичные диалектические пары:</text:p>
      <text:list text:style-name="L67">
        <text:list-item>
          <text:p text:style-name="P122">устойчивость / изменчивость, </text:p>
        </text:list-item>
        <text:list-item>
          <text:p text:style-name="P122">единство / борьба противоположностей, </text:p>
        </text:list-item>
        <text:list-item>
          <text:p text:style-name="P122">необходимость / случайность, </text:p>
        </text:list-item>
        <text:list-item>
          <text:p text:style-name="P123">содержание / форма. </text:p>
        </text:list-item>
      </text:list>
      <text:p text:style-name="Text_20_body">Когда диалектика говорит «А и не-А», она обычно имеет в виду:</text:p>
      <text:list text:style-name="L68">
        <text:list-item>
          <text:p text:style-name="P124">объект X обладает свойством A в одном отношении/аспекте/уровне, </text:p>
        </text:list-item>
        <text:list-item>
          <text:p text:style-name="P124">и обладает противоположным свойством ¬A в другом отношении/аспекте/уровне, </text:p>
        </text:list-item>
        <text:list-item>
          <text:p text:style-name="P125">или: на одном этапе развития А, на другом – уже не-А (отрицание), а далее – снятие (Aufhebung), синтез. </text:p>
        </text:list-item>
      </text:list>
      <text:p text:style-name="Text_20_body">Формально же это часто сводится не к:</text:p>
      <text:list text:style-name="L69">
        <text:list-item>
          <text:p text:style-name="P126">A ∧ ¬A, </text:p>
        </text:list-item>
      </text:list>
      <text:p text:style-name="Text_20_body">а к множеству более дифференцированных высказываний:</text:p>
      <text:list text:style-name="L70">
        <text:list-item>
          <text:p text:style-name="P127">A₁: «X имеет свойство A на уровне структуры s₁» </text:p>
        </text:list-item>
        <text:list-item>
          <text:p text:style-name="P127">A₂: «X не имеет свойства A на уровне структуры s₂» </text:p>
        </text:list-item>
        <text:list-item>
          <text:p text:style-name="P127">Или: </text:p>
          <text:list>
            <text:list-item>
              <text:p text:style-name="P127">A(t₁): «в момент t₁ объект A таков» </text:p>
            </text:list-item>
            <text:list-item>
              <text:p text:style-name="P128">¬A(t₂): «в момент t₂ объект уже не таков». </text:p>
            </text:list-item>
          </text:list>
        </text:list-item>
      </text:list>
      <text:p text:style-name="Text_20_body"><text:soft-page-break/>С формально-логической точки зрения это:</text:p>
      <text:list text:style-name="L71">
        <text:list-item>
          <text:p text:style-name="P129">не противоречие (A ∧ ¬A), </text:p>
        </text:list-item>
        <text:list-item>
          <text:p text:style-name="P129">а <text:span text:style-name="Strong_20_Emphasis">совместимость разных предикатов</text:span>: </text:p>
          <text:list>
            <text:list-item>
              <text:p text:style-name="P129">A₁ ∧ ¬A₂, </text:p>
            </text:list-item>
            <text:list-item>
              <text:p text:style-name="P129">A(t₁) ∧ ¬A(t₂), </text:p>
            </text:list-item>
            <text:list-item>
              <text:p text:style-name="P130">и т.п. </text:p>
            </text:list-item>
          </text:list>
        </text:list-item>
      </text:list>
      <text:p text:style-name="Text_20_body">Тогда:</text:p>
      <text:list text:style-name="L72">
        <text:list-item>
          <text:p text:style-name="P131">в каждый момент и в каждом отношении для данного высказывания A действует всё тот же закон непротиворечия:<text:line-break/>не бывает одного и того же A и ¬A одновременно <text:span text:style-name="Emphasis">в том же модусе</text:span>. </text:p>
        </text:list-item>
      </text:list>
      <text:h text:style-name="Heading_20_2" text:outline-level="2">4. Как совместить диалектику с модальным принципом детерминизма</text:h>
      <text:p text:style-name="Text_20_body">Ключевая мысль:<text:line-break/>анти-случайностный принцип говорит о <text:span text:style-name="Strong_20_Emphasis">структуре возможных миров и времени</text:span>, а диалектика – о <text:span text:style-name="Strong_20_Emphasis">характере изменений и внутренних конфликтов в одном мире</text:span>. Они действуют «на разных уровнях описания».</text:p>
      <text:h text:style-name="Heading_20_3" text:outline-level="3">4.1. В модальной картине мира:</text:h>
      <text:list text:style-name="L73">
        <text:list-item>
          <text:p text:style-name="P132">Есть один фактический мир w₀. </text:p>
        </text:list-item>
        <text:list-item>
          <text:p text:style-name="P132">В нём разворачивается детерминированная во времени история S_{w₀}(t). </text:p>
        </text:list-item>
        <text:list-item>
          <text:p text:style-name="P133">Для каждого момента t, состояние S_{w₀}(t) однозначно определяет S_{w₀}(t') для всех t' &gt; t. </text:p>
        </text:list-item>
      </text:list>
      <text:p text:style-name="Text_20_body">Здесь:</text:p>
      <text:list text:style-name="L74">
        <text:list-item>
          <text:p text:style-name="P134">В любой момент t, для любого конкретного высказывания A о мире в этот момент, истинно либо A, либо ¬A, но не оба, в рамках классической логики. </text:p>
        </text:list-item>
        <text:list-item>
          <text:p text:style-name="P134">Но <text:span text:style-name="Strong_20_Emphasis">содержательно</text:span> состояние S_{w₀}(t) может включать: </text:p>
          <text:list>
            <text:list-item>
              <text:p text:style-name="P134">объекты, в которых действуют противоположные тенденции (рост/разрушение, центростремительные/центробежные силы и т.п.), </text:p>
            </text:list-item>
            <text:list-item>
              <text:p text:style-name="P134">социальные структуры с внутренними классовыми противоречиями, </text:p>
            </text:list-item>
            <text:list-item>
              <text:p text:style-name="P135">психику с конфликтами мотивов и т.д. </text:p>
            </text:list-item>
          </text:list>
        </text:list-item>
      </text:list>
      <text:p text:style-name="Text_20_body">То есть:</text:p>
      <text:list text:style-name="L75">
        <text:list-item>
          <text:p text:style-name="P136">мир детерминирован (нет альтернативных будущих),<text:line-break/>но его динамика может быть <text:span text:style-name="Strong_20_Emphasis">диалектической</text:span>: развитие через борьбу противоположностей, накопление и разрешение противоречий. </text:p>
        </text:list-item>
      </text:list>
      <text:h text:style-name="Heading_20_3" text:outline-level="3">4.2. Формально: как это зашить в модальную картину</text:h>
      <text:p text:style-name="Text_20_body">Для диалектики в модальной рамке можно сделать так:</text:p>
      <text:list text:style-name="L76">
        <text:list-item>
          <text:p text:style-name="P137">Вводим не только высказывания вида:</text:p>
          <text:list>
            <text:list-item>
              <text:p text:style-name="P137">A: «X обладает свойством P», </text:p>
            </text:list-item>
          </text:list>
          <text:p text:style-name="P137"><text:soft-page-break/>но и:</text:p>
          <text:list text:continue-numbering="true">
            <text:list-item>
              <text:p text:style-name="P138">Tend(X, P): «в X присутствует тенденция к усилению свойства P»; </text:p>
            </text:list-item>
            <text:list-item>
              <text:p text:style-name="P138">Tend(X, ¬P): «в X присутствует тенденция к подавлению свойства P»; </text:p>
            </text:list-item>
            <text:list-item>
              <text:p text:style-name="P138">Conflict(X, P, ¬P): «тенденции P и ¬P одновременно действуют». </text:p>
            </text:list-item>
          </text:list>
        </text:list-item>
        <text:list-item>
          <text:p text:style-name="P137">Тогда диалектическое «противоречие» X есть одновременно А и не-А<text:line-break/>превращается в более строгую схему:</text:p>
          <text:list>
            <text:list-item>
              <text:p text:style-name="P138">В момент t: </text:p>
              <text:list>
                <text:list-item>
                  <text:p text:style-name="P138">A(X, t): «в данной форме, на данном уровне X реализует признак A»; </text:p>
                </text:list-item>
                <text:list-item>
                  <text:p text:style-name="P138">Tend(X, ¬A, t): «внутри X есть силы/процессы, ведущие к отрицанию A»; </text:p>
                </text:list-item>
              </text:list>
            </text:list-item>
            <text:list-item>
              <text:p text:style-name="P138">В момент t': </text:p>
              <text:list>
                <text:list-item>
                  <text:p text:style-name="P138">¬A(X, t'): «новая форма X уже лишена свойства A, старое A снято/преодолено». </text:p>
                </text:list-item>
              </text:list>
            </text:list-item>
          </text:list>
        </text:list-item>
        <text:list-item>
          <text:p text:style-name="P137">В терминах возможных миров:</text:p>
          <text:list>
            <text:list-item>
              <text:p text:style-name="P138">В мире w₀ на отрезке времени [t, t'] реализуется переход:<text:line-break/>S_{w₀}(t) → S_{w₀}(t')<text:line-break/>с диалектической структурой развития. </text:p>
            </text:list-item>
            <text:list-item>
              <text:p text:style-name="P137">Анти-случайностный принцип говорит:<text:line-break/>нет другого мира v, где S_v(t) = S_{w₀}(t), но на отрезке [t, t'] развитие пошло бы иначе. </text:p>
            </text:list-item>
          </text:list>
        </text:list-item>
      </text:list>
      <text:p text:style-name="Text_20_body">То есть:</text:p>
      <text:list text:style-name="L77">
        <text:list-item>
          <text:p text:style-name="P139">развитие <text:span text:style-name="Strong_20_Emphasis">диалектическое по содержанию</text:span>, </text:p>
        </text:list-item>
        <text:list-item>
          <text:p text:style-name="P140">но <text:span text:style-name="Strong_20_Emphasis">детерминированное по модальной структуре</text:span>. </text:p>
        </text:list-item>
      </text:list>
      <text:h text:style-name="Heading_20_2" text:outline-level="2">5. Где действительно был бы конфликт</text:h>
      <text:p text:style-name="Text_20_body">Несовместимость возникнет, если утверждать:</text:p>
      <text:list text:style-name="L78">
        <text:list-item>
          <text:p text:style-name="P141">В одном и том же мире w₀, </text:p>
        </text:list-item>
        <text:list-item>
          <text:p text:style-name="P141">в один и тот же момент времени t, </text:p>
        </text:list-item>
        <text:list-item>
          <text:p text:style-name="P142">в одном и том же отношении R к одному и тому же предмету X, </text:p>
        </text:list-item>
      </text:list>
      <text:p text:style-name="Text_20_body">может быть истинно как:</text:p>
      <text:list text:style-name="L79">
        <text:list-item>
          <text:p text:style-name="P143">A(X, t, R), </text:p>
        </text:list-item>
        <text:list-item>
          <text:p text:style-name="P144">так и ¬A(X, t, R), </text:p>
        </text:list-item>
      </text:list>
      <text:p text:style-name="Text_20_body">и это считается «нормой мышления», а не ошибкой или переходной фазой неполного описания.</text:p>
      <text:p text:style-name="Text_20_body">Тогда:</text:p>
      <text:list text:style-name="L80">
        <text:list-item>
          <text:p text:style-name="P145">рушится закон непротиворечия, </text:p>
        </text:list-item>
        <text:list-item>
          <text:p text:style-name="P145">рушится стандартная семантика возможных миров (оценка высказываний), </text:p>
        </text:list-item>
        <text:list-item>
          <text:p text:style-name="P146">и вместе с ними – модальный детерминизм как мы его формализовали (он строится на классической логике). </text:p>
        </text:list-item>
      </text:list>
      <text:p text:style-name="Text_20_body">Но если:</text:p>
      <text:list text:style-name="L81">
        <text:list-item>
          <text:p text:style-name="P147"><text:soft-page-break/>диалектическое «А и не-А» понимать: </text:p>
          <text:list>
            <text:list-item>
              <text:p text:style-name="P147">как смену A на ¬A во времени (тезис–антитезис–снятие), </text:p>
            </text:list-item>
            <text:list-item>
              <text:p text:style-name="P147">или как наличие разных аспектов/уровней, где в одном аспекте A, в другом ¬A, </text:p>
            </text:list-item>
            <text:list-item>
              <text:p text:style-name="P148">или как сосуществование противоположных тенденций, а не завершённых состояний, </text:p>
            </text:list-item>
          </text:list>
        </text:list-item>
      </text:list>
      <text:p text:style-name="Text_20_body">то:</text:p>
      <text:list text:style-name="L82">
        <text:list-item>
          <text:p text:style-name="P149">никакой формальной противоречивости нет, </text:p>
        </text:list-item>
        <text:list-item>
          <text:p text:style-name="P149">диалектика описывает <text:span text:style-name="Strong_20_Emphasis">качество развития</text:span> внутри одного строго детерминированного возможного мира, </text:p>
        </text:list-item>
        <text:list-item>
          <text:p text:style-name="P150">модальный анти-случайностный принцип остаётся в силе:<text:line-break/>возможен только один такой мир с такой историей при данном начальном состоянии. </text:p>
        </text:list-item>
      </text:list>
      <text:h text:style-name="Heading_20_2" text:outline-level="2">6. Кратко в виде тезиса</text:h>
      <text:p text:style-name="Text_20_body">Можно выразить совместимость так:</text:p>
      <text:list text:style-name="L83">
        <text:list-item>
          <text:p text:style-name="P151">Модальный анти-случайностный принцип регулирует <text:span text:style-name="Strong_20_Emphasis">структуру возможных миров</text:span>:<text:line-break/>он запрещает ветвление истории при одном и том же полном состоянии. </text:p>
        </text:list-item>
        <text:list-item>
          <text:p text:style-name="P151">Диалектика описывает <text:span text:style-name="Strong_20_Emphasis">внутреннюю структуру и динамику одного мира</text:span>:<text:line-break/>как в нём через борьбу противоположностей возникают новые качества. </text:p>
        </text:list-item>
        <text:list-item>
          <text:p text:style-name="P151">Если диалектическое «А и не-А» понимать не как буквальное логическое противоречие A ∧ ¬A в одном и том же отношении, а как сложную, многоуровневую, процессуальную структуру,<text:line-break/>тогда: </text:p>
          <text:list>
            <text:list-item>
              <text:p text:style-name="P151">ни закон непротиворечия, </text:p>
            </text:list-item>
            <text:list-item>
              <text:p text:style-name="P152">ни модальный детерминизм<text:line-break/>не нарушаются. </text:p>
            </text:list-item>
          </text:list>
        </text:list-item>
      </text:list>
      <text:p text:style-name="Text_20_body">Если хочешь, можно отдельно рассмотреть пример (физический, социальный или психический) и формально переписать его и в диалектических, и в модально-логических терминах, чтобы было видно, где «противоречие» содержательное, а где была бы чистая логическая ошибка.</text:p>
      <text:p text:style-name="Text_20_body">Здесь уже речь не о «диалектическом противоречии» в духе Гегеля/Маркса, а о совсем другой логической традиции — мадхьямике Нагарджуны и индийском тетраллеме (catuṣkoṭi):</text:p>
      <text:list text:style-name="L84">
        <text:list-item>
          <text:p text:style-name="P153">А </text:p>
        </text:list-item>
        <text:list-item>
          <text:p text:style-name="P153">не-А </text:p>
        </text:list-item>
        <text:list-item>
          <text:p text:style-name="P153">А и не-А </text:p>
        </text:list-item>
        <text:list-item>
          <text:p text:style-name="P154">ни А, ни не-А </text:p>
        </text:list-item>
      </text:list>
      <text:p text:style-name="Text_20_body">И вопрос:<text:line-break/>как это вообще соотнести с:</text:p>
      <text:list text:style-name="L85">
        <text:list-item>
          <text:p text:style-name="P155">классической модальной логикой возможных миров, </text:p>
        </text:list-item>
        <text:list-item>
          <text:p text:style-name="P155">принципом детерминизма в модальной форме, </text:p>
        </text:list-item>
        <text:list-item>
          <text:p text:style-name="P156">и особенно — с требованием «никаких логических противоречий»? </text:p>
        </text:list-item>
      </text:list>
      <text:p text:style-name="Text_20_body">Разберём по слоям.</text:p>
      <text:h text:style-name="Heading_20_2" text:outline-level="2"><text:soft-page-break/>1. Что делает тетраллема у Нагарджуны</text:h>
      <text:p text:style-name="Text_20_body">Важно понимать, что Нагарджуна тетраллему <text:span text:style-name="Strong_20_Emphasis">не принимает как позитивное онтологическое утверждение</text:span>, а <text:span text:style-name="Strong_20_Emphasis">использует как разрушительный инструмент</text:span> (прасаджьяпрасада — reductio), чтобы показать:<text:line-break/>для ряда фундаментальных понятий (возникновение, сущность, причинность и т.д.)<text:line-break/>каждый из четырёх «рогов» ведёт к абсурду.</text:p>
      <text:p text:style-name="Text_20_body">То есть:</text:p>
      <text:list text:style-name="L86">
        <text:list-item>
          <text:p text:style-name="P157">Он не говорит: мир «таков, что» одновременно истинны «А и не А» или «ни А, ни не-А» как окончательные описания. </text:p>
        </text:list-item>
        <text:list-item>
          <text:p text:style-name="P157">Он показывает:<text:line-break/>если пытаться ухватить реальность через такие дихотомии (А / не-А),<text:line-break/>то </text:p>
          <text:list>
            <text:list-item>
              <text:p text:style-name="P157">утверждение А ведёт к абсурду, </text:p>
            </text:list-item>
            <text:list-item>
              <text:p text:style-name="P157">утверждение не-А ведёт к абсурду, </text:p>
            </text:list-item>
            <text:list-item>
              <text:p text:style-name="P157">утверждение (А и не-А) ведёт к абсурду, </text:p>
            </text:list-item>
            <text:list-item>
              <text:p text:style-name="P158">утверждение (ни А, ни не-А) тоже ведёт к абсурду. </text:p>
            </text:list-item>
          </text:list>
        </text:list-item>
      </text:list>
      <text:p text:style-name="Text_20_body">В классической логике это выглядело бы как:</text:p>
      <text:list text:style-name="L87">
        <text:list-item>
          <text:p text:style-name="P159">для определённого класса высказываний φ (например, «вещи возникают из себя», «из другого», и т.п.)<text:line-break/>он демонстрирует:</text:p>
          <text:p text:style-name="P159">¬φ,<text:line-break/>¬¬φ,<text:line-break/>¬(φ ∧ ¬φ),<text:line-break/>¬¬(φ ∨ ¬φ).</text:p>
        </text:list-item>
      </text:list>
      <text:p text:style-name="Text_20_body">Но в индийской логической рамке тетраллема — это не просто «четыре взаимно исключающие опции», а игра на границах самой бинарной логики.</text:p>
      <text:h text:style-name="Heading_20_2" text:outline-level="2">2. Почему это конфликтует с классической модальной логикой</text:h>
      <text:p text:style-name="Text_20_body">Классическая картина возможных миров (Крипке и т.п.) предполагает:</text:p>
      <text:list text:style-name="L88">
        <text:list-item>
          <text:p text:style-name="P160">Для любого атомарного высказывания A и любого мира w: </text:p>
          <text:list>
            <text:list-item>
              <text:p text:style-name="P160">либо w ⊨ A, </text:p>
            </text:list-item>
            <text:list-item>
              <text:p text:style-name="P160">либо w ⊨ ¬A, </text:p>
            </text:list-item>
            <text:list-item>
              <text:p text:style-name="P160">но <text:span text:style-name="Strong_20_Emphasis">не</text:span> оба сразу, </text:p>
            </text:list-item>
            <text:list-item>
              <text:p text:style-name="P161">и <text:span text:style-name="Strong_20_Emphasis">не</text:span> отсутствие обоих (невозможно, что ни A, ни ¬A). </text:p>
            </text:list-item>
          </text:list>
        </text:list-item>
      </text:list>
      <text:p text:style-name="Text_20_body">То есть:</text:p>
      <text:list text:style-name="L89">
        <text:list-item>
          <text:p text:style-name="P162">Третье положение (A и ¬A) запрещено законом непротиворечия:<text:line-break/>¬(A ∧ ¬A). </text:p>
        </text:list-item>
        <text:list-item>
          <text:p text:style-name="P163">Четвёртое положение («ни A, ни не-A») запрещено законом исключённого третьего:<text:line-break/>A ∨ ¬A. </text:p>
        </text:list-item>
      </text:list>
      <text:p text:style-name="Text_20_body"><text:soft-page-break/>В терминах возможных миров:</text:p>
      <text:list text:style-name="L90">
        <text:list-item>
          <text:p text:style-name="P164">Набор допустимых значений для A в мире w — это {истина, ложь}. </text:p>
        </text:list-item>
        <text:list-item>
          <text:p text:style-name="P165">Нельзя иметь мир, в котором A «не имеет значения» или «имеет одновременно оба значения», если мы остаёмся в двузначной классической логике. </text:p>
        </text:list-item>
      </text:list>
      <text:p text:style-name="Text_20_body">Поэтому:</text:p>
      <text:list text:style-name="L91">
        <text:list-item>
          <text:p text:style-name="P166"><text:span text:style-name="Strong_20_Emphasis">если</text:span> понимать тетраллему в позитивном смысле, как допустимые онтологические варианты для одних и тех же A в одном и том же модусе утверждения, </text:p>
        </text:list-item>
        <text:list-item>
          <text:p text:style-name="P167"><text:span text:style-name="Strong_20_Emphasis">то</text:span> её 3-й и 4-й пункты логически несовместимы с классической модальной логикой и, соответственно, с любым формулируемым в её рамках принципом строгого детерминизма без противоречий. </text:p>
        </text:list-item>
      </text:list>
      <text:h text:style-name="Heading_20_2" text:outline-level="2">3. Как это связано с твоим принципом, запрещающим случайность</text:h>
      <text:p text:style-name="Text_20_body">Ты формулируешь принцип примерно так:</text:p>
      <text:list text:style-name="L92">
        <text:list-item>
          <text:p text:style-name="P168">Мир должен быть описываем так, чтобы <text:span text:style-name="Strong_20_Emphasis">не было логических противоречий</text:span>. </text:p>
        </text:list-item>
        <text:list-item>
          <text:p text:style-name="P168">Это мы уже перевели в модальной форме как: </text:p>
          <text:list>
            <text:list-item>
              <text:p text:style-name="P168">в каждом возможном мире любое высказывание A либо истинно, либо ложно, </text:p>
            </text:list-item>
            <text:list-item>
              <text:p text:style-name="P169">и для полного состояния мира в момент t есть только <text:span text:style-name="Strong_20_Emphasis">одно возможное</text:span> будущее (никакого реального ветвления). </text:p>
            </text:list-item>
          </text:list>
        </text:list-item>
      </text:list>
      <text:p text:style-name="Text_20_body">Теперь добавляем тетраллему:</text:p>
      <text:list text:style-name="L93">
        <text:list-item>
          <text:p text:style-name="P170">Классическое catuskoti (А, не-А, А и не-А, ни А, ни не-А) в своей «сырых» формулировках:</text:p>
          <text:list>
            <text:list-item>
              <text:p text:style-name="P171"><text:span text:style-name="Strong_20_Emphasis">нарушает</text:span> закон непротиворечия (3-я опция), </text:p>
            </text:list-item>
            <text:list-item>
              <text:p text:style-name="P170"><text:span text:style-name="Strong_20_Emphasis">нарушает</text:span> закон исключённого третьего (4-я опция). </text:p>
            </text:list-item>
          </text:list>
        </text:list-item>
      </text:list>
      <text:p text:style-name="Text_20_body">То есть:</text:p>
      <text:list text:style-name="L94">
        <text:list-item>
          <text:p text:style-name="P172">Если принять тетраллему <text:span text:style-name="Strong_20_Emphasis">как допустимую онтологическую рамку для описания мира</text:span>,<text:line-break/>то твой принцип (ни логических противоречий, ни радикальной онтологической случайности) <text:span text:style-name="Strong_20_Emphasis">рушится</text:span>.</text:p>
        </text:list-item>
        <text:list-item>
          <text:p text:style-name="P172">Если же принять твой принцип как базовый метакритерий для картины мира,<text:line-break/>то <text:span text:style-name="Strong_20_Emphasis">мы вынуждены трактовать тетраллему Нагарджуны не как онтологическую схема описания мира, а как метод логического разложения определённого класса некорректных высказываний</text:span>.</text:p>
        </text:list-item>
      </text:list>
      <text:h text:style-name="Heading_20_2" text:outline-level="2">4. Как можно «примирить» тетраллему и отсутствие противоречий</text:h>
      <text:p text:style-name="Text_20_body">Есть несколько путей, но все они требуют переинтерпретации.</text:p>
      <text:h text:style-name="Heading_20_3" text:outline-level="3"><text:soft-page-break/>4.1. Интерпретация-1: тетраллема как серия редукций, а не как позитивная логика</text:h>
      <text:p text:style-name="Text_20_body">В этом ключе:</text:p>
      <text:list text:style-name="L95">
        <text:list-item>
          <text:p text:style-name="P173">A: «X есть» </text:p>
        </text:list-item>
        <text:list-item>
          <text:p text:style-name="P173">не-A: «X нет» </text:p>
        </text:list-item>
        <text:list-item>
          <text:p text:style-name="P173">A и не-A: одно онтологическое утверждение, объединяющее несовместимые модусы описания </text:p>
        </text:list-item>
        <text:list-item>
          <text:p text:style-name="P174">ни A, ни не-A: утверждение о неадекватности обоих как окончательной характеристики. </text:p>
        </text:list-item>
      </text:list>
      <text:p text:style-name="Text_20_body">Тогда:</text:p>
      <text:list text:style-name="L96">
        <text:list-item>
          <text:p text:style-name="P175">Нагарджуна <text:span text:style-name="Strong_20_Emphasis">показывает</text:span>, что любое попытка ухватить «сущее» через простые онтологические предикации «есть/нет» — саморазрушающа. </text:p>
        </text:list-item>
        <text:list-item>
          <text:p text:style-name="P176">Это не внедрение в онтологию мира реального противоречия,<text:line-break/>а <text:span text:style-name="Strong_20_Emphasis">демонстрация несостоятельности самих понятий</text:span>, которые мы пытаемся применять. </text:p>
        </text:list-item>
      </text:list>
      <text:p text:style-name="Text_20_body">С точки зрения классической логики и возможных миров:</text:p>
      <text:list text:style-name="L97">
        <text:list-item>
          <text:p text:style-name="P177">A и ¬A не оказывается <text:span text:style-name="Strong_20_Emphasis">истинным описанием мира</text:span>,<text:line-break/>а оказывается <text:span text:style-name="Strong_20_Emphasis">некорректно поставленным высказыванием</text:span>:<text:line-break/>ему нельзя присвоить устойчивое истинностное значение <text:span text:style-name="Strong_20_Emphasis">без противоречий</text:span> в рамках принятых категорий. </text:p>
        </text:list-item>
      </text:list>
      <text:p text:style-name="Text_20_body">Это немного похоже на современные приёмы:</text:p>
      <text:list text:style-name="L98">
        <text:list-item>
          <text:p text:style-name="P178">«Это не высказывание о фактах мира, а симптом некорректной понятийной сетки». </text:p>
        </text:list-item>
      </text:list>
      <text:p text:style-name="Text_20_body">То есть:</text:p>
      <text:list text:style-name="L99">
        <text:list-item>
          <text:p text:style-name="P179">Мы сохраняем:</text:p>
          <text:list>
            <text:list-item>
              <text:p text:style-name="P180">двузначность (true/false) для <text:span text:style-name="Strong_20_Emphasis">корректных</text:span> высказываний, </text:p>
            </text:list-item>
            <text:list-item>
              <text:p text:style-name="P180">модальную детерминированность, </text:p>
            </text:list-item>
            <text:list-item>
              <text:p text:style-name="P180">запрет A ∧ ¬A в одном и том же модусе. </text:p>
            </text:list-item>
          </text:list>
        </text:list-item>
        <text:list-item>
          <text:p text:style-name="P179">Но признаём:</text:p>
          <text:list>
            <text:list-item>
              <text:p text:style-name="P179">есть выражения (типа «существо обладает собственной сущностью, возникая из себя»),<text:line-break/>которые при анализе через тетраллему показывают свою некорректность, а не «четырёхзначность». </text:p>
            </text:list-item>
          </text:list>
        </text:list-item>
      </text:list>
      <text:h text:style-name="Heading_20_3" text:outline-level="3">4.2. Интерпретация-2: нетрадиционная логика (четырёхзначные, паранепротиворечивые логики)</text:h>
      <text:p text:style-name="Text_20_body">Школа Г. Приста и др. пыталась формализовать тетраллему через:</text:p>
      <text:list text:style-name="L100">
        <text:list-item>
          <text:p text:style-name="P181">паранепротиворечивые логики (где A ∧ ¬A допускается, но не взрывает систему), </text:p>
        </text:list-item>
        <text:list-item>
          <text:p text:style-name="P182">четырёхзначные логики (значения: истина, ложь, и то, и другое, ни то ни другое). </text:p>
        </text:list-item>
      </text:list>
      <text:p text:style-name="Text_20_body">Но если ты <text:span text:style-name="Strong_20_Emphasis">жёстко</text:span> держишься за:</text:p>
      <text:list text:style-name="L101">
        <text:list-item>
          <text:p text:style-name="P183"><text:soft-page-break/>принцип отсутствия логических противоречий, </text:p>
        </text:list-item>
        <text:list-item>
          <text:p text:style-name="P183">классическую трактовку истинности/ложности, </text:p>
        </text:list-item>
        <text:list-item>
          <text:p text:style-name="P184">детерминизм как функциональную зависимость будущего от настоящего, </text:p>
        </text:list-item>
      </text:list>
      <text:p text:style-name="Text_20_body">то эти подходы <text:span text:style-name="Strong_20_Emphasis">выпадают</text:span>: они именно что допускают истинность A ∧ ¬A (в каком-то виде) и/или ¬(A ∨ ¬A).</text:p>
      <text:p text:style-name="Text_20_body">Тогда:</text:p>
      <text:list text:style-name="L102">
        <text:list-item>
          <text:p text:style-name="P185">в рамках <text:span text:style-name="Strong_20_Emphasis">твоего</text:span> принципа их придётся отвергнуть как допустимое основание описания реальности. </text:p>
        </text:list-item>
      </text:list>
      <text:h text:style-name="Heading_20_2" text:outline-level="2">5. Ответ по сути: совместимость/несовместимость</text:h>
      <text:p text:style-name="Text_20_body">В терминах твоего вопроса:</text:p>
      <text:p text:style-name="Quotations">Как модальный анти-случайностный принцип (строгий детерминизм + отсутствие логических противоречий) совместим с тетраллемой (A, не A, A и не A, ни A, ни не A)?</text:p>
      <text:p text:style-name="Text_20_body">Ответ, если быть честным и строгим:</text:p>
      <text:list text:style-name="L103">
        <text:list-item>
          <text:p text:style-name="P186"><text:span text:style-name="Strong_20_Emphasis">На уровне формальной логики</text:span> — несовместим,<text:line-break/>если тетраллему понимать как реально <text:span text:style-name="Strong_20_Emphasis">допускающую</text:span>:</text:p>
          <text:list>
            <text:list-item>
              <text:p text:style-name="P187">истинность A ∧ ¬A, </text:p>
            </text:list-item>
            <text:list-item>
              <text:p text:style-name="P187">и/или истинность ¬(A ∨ ¬A)<text:line-break/>для высказываний о фактах мира. </text:p>
            </text:list-item>
          </text:list>
        </text:list-item>
        <text:list-item>
          <text:p text:style-name="P186"><text:span text:style-name="Strong_20_Emphasis">На уровне философской интерпретации</text:span> — совместим,<text:line-break/>если:</text:p>
          <text:list>
            <text:list-item>
              <text:p text:style-name="P187">рассматривать тетраллему не как онтологическую модель (как устроен мир), </text:p>
            </text:list-item>
            <text:list-item>
              <text:p text:style-name="P186">а как метод <text:span text:style-name="Strong_20_Emphasis">подрыва</text:span> определённого класса высказываний (о субстанциальном бытии, самодовлеющих сущностях, самопричинённом возникновении и т.п.). </text:p>
            </text:list-item>
          </text:list>
          <text:p text:style-name="P186">Тогда:</text:p>
          <text:list text:continue-numbering="true">
            <text:list-item>
              <text:p text:style-name="P187">мир остаётся описываемым без противоречий, </text:p>
            </text:list-item>
            <text:list-item>
              <text:p text:style-name="P187">в каждом возможном мире для каждого утверждения A: либо A, либо ¬A, </text:p>
            </text:list-item>
            <text:list-item>
              <text:p text:style-name="P187">но тетраллема показывает: некоторые A (о «пустотных» объектах) вообще не поддаются адекватной истинностной оценке в привычных категориальных рамках. </text:p>
            </text:list-item>
          </text:list>
        </text:list-item>
        <text:list-item>
          <text:p text:style-name="P186">С точки зрения <text:span text:style-name="Strong_20_Emphasis">твоего принципа</text:span>:</text:p>
          <text:list>
            <text:list-item>
              <text:p text:style-name="P187">Если вариант логики требует буквально признать «в основе мира возможно A и не-A» как устойчивое состояние,<text:line-break/>— такой вариант нужно отвергнуть как нарушающий базовый метакритерий непротиворечия. </text:p>
            </text:list-item>
            <text:list-item>
              <text:p text:style-name="P186">Если тетраллема используется как <text:span text:style-name="Strong_20_Emphasis">инструмент критики</text:span> вообще любых онтологических «утверждений о сущности» (ни одно из них не выдерживает проверки),<text:line-break/>— это не разрушает модальный детерминизм,<text:line-break/><text:soft-page-break/>а просто говорит: фундаментальная реальность, возможно, не описывается привычными дихотомиями,<text:line-break/>хотя любая корректная модель (уже на уровне явлений, событий, законов) обязана оставаться непротиворечивой. </text:p>
            </text:list-item>
          </text:list>
        </text:list-item>
      </text:list>
      <text:h text:style-name="Heading_20_2" text:outline-level="2">6. Сводка в одном высказывании</text:h>
      <text:p text:style-name="Text_20_body">В твоём проекте:</text:p>
      <text:list text:style-name="L104">
        <text:list-item>
          <text:p text:style-name="P188">«Принцип отсутствия логических противоречий + строгий модальный детерминизм» и </text:p>
        </text:list-item>
        <text:list-item>
          <text:p text:style-name="P189">классическая формальная трактовка тетраллемы (где «А и не-А» и «ни А, ни не-А» понимаются как допустимые истинные высказывания <text:span text:style-name="Strong_20_Emphasis">о мире</text:span>) </text:p>
        </text:list-item>
      </text:list>
      <text:p text:style-name="Text_20_body">несовместимы.</text:p>
      <text:p text:style-name="Text_20_body">Но:</text:p>
      <text:list text:style-name="L105">
        <text:list-item>
          <text:p text:style-name="P190">если понимать тетраллему Нагарджуны как средство «разоблачения» неадекватных вопросов и понятий, </text:p>
        </text:list-item>
        <text:list-item>
          <text:p text:style-name="P191">а не как буквальную четырёхзначную онтологию, </text:p>
        </text:list-item>
      </text:list>
      <text:p text:style-name="Text_20_body">то можно удержать:</text:p>
      <text:list text:style-name="L106">
        <text:list-item>
          <text:p text:style-name="P192">и твой принцип непротиворечивости/детерминизма, </text:p>
        </text:list-item>
        <text:list-item>
          <text:p text:style-name="P193">и глубокий критический смысл мадхьямики — при этом не вводя реальных логических противоречий в картину мира. </text:p>
        </text:list-item>
      </text:list>
      <text:p text:style-name="Text_20_body">Если хочешь, можно взять конкретный пример из «Коренных строф о срединном пути» (например, анализ «возникновения») и прямо переписать каждый из четырёх рогов тетраллемы в терминах возможных миров, чтобы увидеть, где именно Нагарджуна «ломает» структуру вопроса, а не описывает разные состояния одного мира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08:17:56.174489008</meta:creation-date>
    <dc:date>2025-12-17T08:20:19.010797099</dc:date>
    <meta:editing-duration>PT2M28S</meta:editing-duration>
    <meta:editing-cycles>1</meta:editing-cycles>
    <meta:document-statistic meta:table-count="0" meta:image-count="0" meta:object-count="0" meta:page-count="24" meta:paragraph-count="553" meta:word-count="5942" meta:character-count="40644" meta:non-whitespace-character-count="35340"/>
    <meta:generator>LibreOffice/25.8.3.2$Linux_X86_64 LibreOffice_project/580$Build-2</meta:generator>
  </office:meta>
</office:document-meta>
</file>